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8.571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4.546cm"/>
    </style:style>
    <style:style style:name="co10" style:family="table-column">
      <style:table-column-properties fo:break-before="auto" style:column-width="13.72cm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965cm" fo:break-before="auto" style:use-optimal-row-height="false"/>
    </style:style>
    <style:style style:name="ro7" style:family="table-row">
      <style:table-row-properties style:row-height="0.9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map style:condition="cell-content()=OR(OFFSET([.A2],MAX(ROW([.A$2])-ROW([.A2])+3)0,MIN(ROW([.A2])-ROW([.A$2])+1.4)0.1)-OFFSET([.A2],MAX(ROW([.$A$2])-ROW([.A2]),-3)0,MIN(ROW([.A2])-ROW([.A$2])+1.4)0.1)=3)" style:apply-style-name="Default" style:base-cell-address="EXPORT.A1"/>
    </style:style>
    <style:style style:name="ce5" style:family="table-cell" style:parent-style-name="Default">
      <style:table-cell-properties fo:background-color="#ff3333" fo:wrap-option="wrap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ffff"/>
    </style:style>
  </office:automatic-styles>
  <office:body>
    <office:spreadsheet>
      <table:table table:name="EXPORT" table:style-name="ta1" table:print="false">
        <table:table-column table:style-name="co9" table:number-columns-repeated="4" table:default-cell-style-name="ce11"/>
        <table:table-column table:style-name="co9" table:default-cell-style-name="Default"/>
        <table:table-column table:style-name="co9" table:default-cell-style-name="ce11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1" table:default-cell-style-name="Default"/>
        <table:table-column table:style-name="co9" table:number-columns-repeated="1004" table:default-cell-style-name="ce11"/>
        <table:table-row table:style-name="ro7">
          <table:table-cell table:style-name="ce10" table:formula="of:=[HumanReadable.A1]" office:value-type="string" office:string-value="Name">
            <text:p>Name</text:p>
          </table:table-cell>
          <table:table-cell table:style-name="ce10" table:formula="of:=[HumanReadable.B1]" office:value-type="string" office:string-value="WorkTypeName">
            <text:p>WorkTypeName</text:p>
          </table:table-cell>
          <table:table-cell table:style-name="ce10" table:formula="of:=[HumanReadable.C1]" office:value-type="string" office:string-value="DisplayName">
            <text:p>DisplayName</text:p>
          </table:table-cell>
          <table:table-cell table:style-name="ce10" table:formula="of:=[HumanReadable.D1]" office:value-type="string" office:string-value="HelpText">
            <text:p>HelpText</text:p>
          </table:table-cell>
          <table:table-cell table:style-name="ce10" table:formula="of:=[HumanReadable.E1]" office:value-type="string" office:string-value="BaseDuration">
            <text:p>BaseDuration</text:p>
          </table:table-cell>
          <table:table-cell table:style-name="ce10" table:formula="of:=[HumanReadable.F1]" office:value-type="string" office:string-value="StatImportances">
            <text:p>StatImportances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2]);&quot;&quot;;[HumanReadable.A2])" office:value-type="string" office:string-value="TreeHarvest">
            <text:p>TreeHarvest</text:p>
          </table:table-cell>
          <table:table-cell table:style-name="ce10" table:formula="of:=[HumanReadable.B2]" office:value-type="string" office:string-value="TreeHarvest">
            <text:p>TreeHarvest</text:p>
          </table:table-cell>
          <table:table-cell table:style-name="ce10" table:formula="of:=[HumanReadable.C2]" office:value-type="string" office:string-value="Cut down a Tree">
            <text:p>Cut down a Tree</text:p>
          </table:table-cell>
          <table:table-cell table:style-name="ce10" table:formula="of:=[HumanReadable.D2]" office:value-type="string" office:string-value="Lumberjack whacks a tree until it falls">
            <text:p>Lumberjack whacks a tree until it falls</text:p>
          </table:table-cell>
          <table:table-cell table:style-name="ce10" table:formula="of:=[HumanReadable.E2]" office:value-type="float" office:value="5">
            <text:p>5</text:p>
          </table:table-cell>
          <table:table-cell table:style-name="ce10" table:formula="of:=INDIRECT(  ADDRESS(   MATCH([HumanReadable.$F2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40),(StatName=PlantSkill, StatImportance=50))">
            <text:p>((StatName=Strength, StatImportance=100),(StatName=Constitution, StatImportance=80),(StatName=Wisdom, StatImportance=40),(StatName=PlantSkill, StatImportance=5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3]);&quot;&quot;;[HumanReadable.A3])" office:value-type="string" office:string-value="TreePolish">
            <text:p>TreePolish</text:p>
          </table:table-cell>
          <table:table-cell table:style-name="ce10" table:formula="of:=[HumanReadable.B3]" office:value-type="string" office:string-value="TreePolish">
            <text:p>TreePolish</text:p>
          </table:table-cell>
          <table:table-cell table:style-name="ce10" table:formula="of:=[HumanReadable.C3]" office:value-type="string" office:string-value="Debranch a Tree">
            <text:p>Debranch a Tree</text:p>
          </table:table-cell>
          <table:table-cell table:style-name="ce10" table:formula="of:=[HumanReadable.D3]" office:value-type="string" office:string-value="Lumberjack janks on a tree until it's clean">
            <text:p>Lumberjack janks on a tree until it's clean</text:p>
          </table:table-cell>
          <table:table-cell table:style-name="ce10" table:formula="of:=[HumanReadable.E3]" office:value-type="float" office:value="5">
            <text:p>5</text:p>
          </table:table-cell>
          <table:table-cell table:style-name="ce10" table:formula="of:=INDIRECT(  ADDRESS(   MATCH([HumanReadable.$F3];[StatImportances.$A$1:.$A$500];0);   MATCH(&quot;Importances&quot;;[StatImportances.$A$1:.$H$1];0);    1;1;&quot;StatImportances&quot;  ) )" office:value-type="string" office:string-value="((StatName=Strength, StatImportance=70),(StatName=Dexterity, StatImportance=70),(StatName=Constitution, StatImportance=50),(StatName=PlantSkill, StatImportance=50))">
            <text:p>((StatName=Strength, StatImportance=70),(StatName=Dexterity, StatImportance=70),(StatName=Constitution, StatImportance=50),(StatName=PlantSkill, StatImportance=5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4]);&quot;&quot;;[HumanReadable.A4])" office:value-type="string" office:string-value="CraftLumber">
            <text:p>CraftLumber</text:p>
          </table:table-cell>
          <table:table-cell table:style-name="ce10" table:formula="of:=[HumanReadable.B4]" office:value-type="string" office:string-value="CraftLumber">
            <text:p>CraftLumber</text:p>
          </table:table-cell>
          <table:table-cell table:style-name="ce10" table:formula="of:=[HumanReadable.C4]" office:value-type="string" office:string-value="Saw a Log">
            <text:p>Saw a Log</text:p>
          </table:table-cell>
          <table:table-cell table:style-name="ce10" table:formula="of:=[HumanReadable.D4]" office:value-type="string" office:string-value="Sawmiller sawmills the log">
            <text:p>Sawmiller sawmills the log</text:p>
          </table:table-cell>
          <table:table-cell table:style-name="ce10" table:formula="of:=[HumanReadable.E4]" office:value-type="float" office:value="5">
            <text:p>5</text:p>
          </table:table-cell>
          <table:table-cell table:style-name="ce10" table:formula="of:=INDIRECT(  ADDRESS(   MATCH([HumanReadable.$F4];[StatImportances.$A$1:.$A$500];0);   MATCH(&quot;Importances&quot;;[StatImportances.$A$1:.$H$1];0);    1;1;&quot;StatImportances&quot;  ) )" office:value-type="string" office:string-value="((StatName=Strength, StatImportance=70),(StatName=Dexterity, StatImportance=70),(StatName=Constitution, StatImportance=50),(StatName=PlantSkill, StatImportance=25))">
            <text:p>((StatName=Strength, StatImportance=70),(StatName=Dexterity, StatImportance=70),(StatName=Constitution, StatImportance=50),(StatName=PlantSkill, StatImportance=25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5]);&quot;&quot;;[HumanReadable.A5])" office:value-type="string" office:string-value="TreePlant">
            <text:p>TreePlant</text:p>
          </table:table-cell>
          <table:table-cell table:style-name="ce10" table:formula="of:=[HumanReadable.B5]" office:value-type="string" office:string-value="TreePlant">
            <text:p>TreePlant</text:p>
          </table:table-cell>
          <table:table-cell table:style-name="ce10" table:formula="of:=[HumanReadable.C5]" office:value-type="string" office:string-value="Plant a Sapling">
            <text:p>Plant a Sapling</text:p>
          </table:table-cell>
          <table:table-cell table:style-name="ce10" table:formula="of:=[HumanReadable.D5]" office:value-type="string" office:string-value="Forester sticks a stick into the ground">
            <text:p>Forester sticks a stick into the ground</text:p>
          </table:table-cell>
          <table:table-cell table:style-name="ce10" table:formula="of:=[HumanReadable.E5]" office:value-type="float" office:value="5">
            <text:p>5</text:p>
          </table:table-cell>
          <table:table-cell table:style-name="ce10" table:formula="of:=INDIRECT(  ADDRESS(   MATCH([HumanReadable.$F5];[StatImportances.$A$1:.$A$500];0);   MATCH(&quot;Importances&quot;;[StatImportances.$A$1:.$H$1];0);    1;1;&quot;StatImportances&quot;  ) )" office:value-type="string" office:string-value="((StatName=Dexterity, StatImportance=100),(StatName=Intelligence, StatImportance=50),(StatName=Wisdom, StatImportance=50),(StatName=PlantSkill, StatImportance=100))">
            <text:p>((StatName=Dexterity, StatImportance=100),(StatName=Intelligence, StatImportance=50),(StatName=Wisdom, StatImportance=50),(StatName=Plant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6]);&quot;&quot;;[HumanReadable.A6])" office:value-type="string" office:string-value="WheatPlant">
            <text:p>WheatPlant</text:p>
          </table:table-cell>
          <table:table-cell table:style-name="ce10" table:formula="of:=[HumanReadable.B6]" office:value-type="string" office:string-value="WheatPlant">
            <text:p>WheatPlant</text:p>
          </table:table-cell>
          <table:table-cell table:style-name="ce10" table:formula="of:=[HumanReadable.C6]" office:value-type="string" office:string-value="Plant Seeds">
            <text:p>Plant Seeds</text:p>
          </table:table-cell>
          <table:table-cell table:style-name="ce10" table:formula="of:=[HumanReadable.D6]" office:value-type="string" office:string-value="Farmer throws some stones around">
            <text:p>Farmer throws some stones around</text:p>
          </table:table-cell>
          <table:table-cell table:style-name="ce10" table:formula="of:=[HumanReadable.E6]" office:value-type="float" office:value="5">
            <text:p>5</text:p>
          </table:table-cell>
          <table:table-cell table:style-name="ce10" table:formula="of:=INDIRECT(  ADDRESS(   MATCH([HumanReadable.$F6];[StatImportances.$A$1:.$A$500];0);   MATCH(&quot;Importances&quot;;[StatImportances.$A$1:.$H$1];0);    1;1;&quot;StatImportances&quot;  ) )" office:value-type="string" office:string-value="((StatName=Dexterity, StatImportance=60),(StatName=Intelligence, StatImportance=50),(StatName=Wisdom, StatImportance=50),(StatName=PlantSkill, StatImportance=100))">
            <text:p>((StatName=Dexterity, StatImportance=60),(StatName=Intelligence, StatImportance=50),(StatName=Wisdom, StatImportance=50),(StatName=Plant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7]);&quot;&quot;;[HumanReadable.A7])" office:value-type="string" office:string-value="WheatHarvest">
            <text:p>WheatHarvest</text:p>
          </table:table-cell>
          <table:table-cell table:style-name="ce10" table:formula="of:=[HumanReadable.B7]" office:value-type="string" office:string-value="WheatHarvest">
            <text:p>WheatHarvest</text:p>
          </table:table-cell>
          <table:table-cell table:style-name="ce10" table:formula="of:=[HumanReadable.C7]" office:value-type="string" office:string-value="Harvest Wheat">
            <text:p>Harvest Wheat</text:p>
          </table:table-cell>
          <table:table-cell table:style-name="ce10" table:formula="of:=[HumanReadable.D7]" office:value-type="string" office:string-value="Farmer cuts some Gold">
            <text:p>Farmer cuts some Gold</text:p>
          </table:table-cell>
          <table:table-cell table:style-name="ce10" table:formula="of:=[HumanReadable.E7]" office:value-type="float" office:value="5">
            <text:p>5</text:p>
          </table:table-cell>
          <table:table-cell table:style-name="ce10" table:formula="of:=INDIRECT(  ADDRESS(   MATCH([HumanReadable.$F7];[StatImportances.$A$1:.$A$500];0);   MATCH(&quot;Importances&quot;;[StatImportances.$A$1:.$H$1];0);    1;1;&quot;StatImportances&quot;  ) )" office:value-type="string" office:string-value="((StatName=Dexterity, StatImportance=80),(StatName=Constitution, StatImportance=40),(StatName=PlantSkill, StatImportance=75))">
            <text:p>((StatName=Dexterity, StatImportance=80),(StatName=Constitution, StatImportance=40),(StatName=PlantSkill, StatImportance=75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8]);&quot;&quot;;[HumanReadable.A8])" office:value-type="string" office:string-value="WheatPolish">
            <text:p>WheatPolish</text:p>
          </table:table-cell>
          <table:table-cell table:style-name="ce10" table:formula="of:=[HumanReadable.B8]" office:value-type="string" office:string-value="WheatPolish">
            <text:p>WheatPolish</text:p>
          </table:table-cell>
          <table:table-cell table:style-name="ce10" table:formula="of:=[HumanReadable.C8]" office:value-type="string" office:string-value="Thresh Wheat">
            <text:p>Thresh Wheat</text:p>
          </table:table-cell>
          <table:table-cell table:style-name="ce10" table:formula="of:=[HumanReadable.D8]" office:value-type="string" office:string-value="Farmer violates some Wheat">
            <text:p>Farmer violates some Wheat</text:p>
          </table:table-cell>
          <table:table-cell table:style-name="ce10" table:formula="of:=[HumanReadable.E8]" office:value-type="float" office:value="5">
            <text:p>5</text:p>
          </table:table-cell>
          <table:table-cell table:style-name="ce10" table:formula="of:=INDIRECT(  ADDRESS(   MATCH([HumanReadable.$F8];[StatImportances.$A$1:.$A$500];0);   MATCH(&quot;Importances&quot;;[StatImportances.$A$1:.$H$1];0);    1;1;&quot;StatImportances&quot;  ) )" office:value-type="string" office:string-value="((StatName=Strength, StatImportance=80),(StatName=Dexterity, StatImportance=30),(StatName=Constitution, StatImportance=80))">
            <text:p>((StatName=Strength, StatImportance=80),(StatName=Dexterity, StatImportance=30),(StatName=Constitution, StatImportance=8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9]);&quot;&quot;;[HumanReadable.A9])" office:value-type="string" office:string-value="StoneHarvest">
            <text:p>StoneHarvest</text:p>
          </table:table-cell>
          <table:table-cell table:style-name="ce10" table:formula="of:=[HumanReadable.B9]" office:value-type="string" office:string-value="StoneHarvest">
            <text:p>StoneHarvest</text:p>
          </table:table-cell>
          <table:table-cell table:style-name="ce10" table:formula="of:=[HumanReadable.C9]" office:value-type="string" office:string-value="Mine Stone">
            <text:p>Mine Stone</text:p>
          </table:table-cell>
          <table:table-cell table:style-name="ce10" table:formula="of:=[HumanReadable.D9]" office:value-type="string" office:string-value="Mason hits a mountain">
            <text:p>Mason hits a mountain</text:p>
          </table:table-cell>
          <table:table-cell table:style-name="ce10" table:formula="of:=[HumanReadable.E9]" office:value-type="float" office:value="5">
            <text:p>5</text:p>
          </table:table-cell>
          <table:table-cell table:style-name="ce10" table:formula="of:=INDIRECT(  ADDRESS(   MATCH([HumanReadable.$F9];[StatImportances.$A$1:.$A$500];0);   MATCH(&quot;Importances&quot;;[StatImportances.$A$1:.$H$1];0);    1;1;&quot;StatImportances&quot;  ) )" office:value-type="string" office:string-value="((StatName=Strength, StatImportance=100),(StatName=Constitution, StatImportance=90),(StatName=StoneSkill, StatImportance=60))">
            <text:p>((StatName=Strength, StatImportance=100),(StatName=Constitution, StatImportance=90),(StatName=StoneSkill, StatImportance=6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10]);&quot;&quot;;[HumanReadable.A10])" office:value-type="string" office:string-value="StonePolish">
            <text:p>StonePolish</text:p>
          </table:table-cell>
          <table:table-cell table:style-name="ce10" table:formula="of:=[HumanReadable.B10]" office:value-type="string" office:string-value="StonePolish">
            <text:p>StonePolish</text:p>
          </table:table-cell>
          <table:table-cell table:style-name="ce10" table:formula="of:=[HumanReadable.C10]" office:value-type="string" office:string-value="Cut Stone">
            <text:p>Cut Stone</text:p>
          </table:table-cell>
          <table:table-cell table:style-name="ce10" table:formula="of:=[HumanReadable.D10]" office:value-type="string" office:string-value="Mason hits a tiny mountain">
            <text:p>Mason hits a tiny mountain</text:p>
          </table:table-cell>
          <table:table-cell table:style-name="ce10" table:formula="of:=[HumanReadable.E10]" office:value-type="float" office:value="5">
            <text:p>5</text:p>
          </table:table-cell>
          <table:table-cell table:style-name="ce10" table:formula="of:=INDIRECT(  ADDRESS(   MATCH([HumanReadable.$F10];[StatImportances.$A$1:.$A$500];0);   MATCH(&quot;Importances&quot;;[StatImportances.$A$1:.$H$1];0);    1;1;&quot;StatImportances&quot;  ) )" office:value-type="string" office:string-value="((StatName=Strength, StatImportance=50),(StatName=Dexterity, StatImportance=75),(StatName=Intelligence, StatImportance=50),(StatName=StoneSkill, StatImportance=80))">
            <text:p>((StatName=Strength, StatImportance=50),(StatName=Dexterity, StatImportance=75),(StatName=Intelligence, StatImportance=50),(StatName=StoneSkill, StatImportance=8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11]);&quot;&quot;;[HumanReadable.A11])" office:value-type="string" office:string-value="CraftGoldCoins">
            <text:p>CraftGoldCoins</text:p>
          </table:table-cell>
          <table:table-cell table:style-name="ce10" table:formula="of:=[HumanReadable.B11]" office:value-type="string" office:string-value="CraftGoldCoins">
            <text:p>CraftGoldCoins</text:p>
          </table:table-cell>
          <table:table-cell table:style-name="ce10" table:formula="of:=[HumanReadable.C11]" office:value-type="string" office:string-value="Mint Coins">
            <text:p>Mint Coins</text:p>
          </table:table-cell>
          <table:table-cell table:style-name="ce10" table:formula="of:=[HumanReadable.D11]" office:value-type="string" office:string-value="Magician turns Gold into Gold">
            <text:p>Magician turns Gold into Gold</text:p>
          </table:table-cell>
          <table:table-cell table:style-name="ce10" table:formula="of:=[HumanReadable.E11]" office:value-type="float" office:value="5">
            <text:p>5</text:p>
          </table:table-cell>
          <table:table-cell table:style-name="ce10" table:formula="of:=INDIRECT(  ADDRESS(   MATCH([HumanReadable.$F11];[StatImportances.$A$1:.$A$500];0);   MATCH(&quot;Importances&quot;;[StatImportances.$A$1:.$H$1];0);    1;1;&quot;StatImportances&quot;  ) )" office:value-type="string" office:string-value="((StatName=Dexterity, StatImportance=80),(StatName=Constitution, StatImportance=60),(StatName=Intelligence, StatImportance=100),(StatName=MetalSkill, StatImportance=100))">
            <text:p>((StatName=Dexterity, StatImportance=80),(StatName=Constitution, StatImportance=60),(StatName=Intelligence, StatImportance=100),(StatName=Metal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12]);&quot;&quot;;[HumanReadable.A12])" office:value-type="string" office:string-value="CraftIron">
            <text:p>CraftIron</text:p>
          </table:table-cell>
          <table:table-cell table:style-name="ce10" table:formula="of:=[HumanReadable.B12]" office:value-type="string" office:string-value="CraftIron">
            <text:p>CraftIron</text:p>
          </table:table-cell>
          <table:table-cell table:style-name="ce10" table:formula="of:=[HumanReadable.C12]" office:value-type="string" office:string-value="Smelt Iron bars">
            <text:p>Smelt Iron bars</text:p>
          </table:table-cell>
          <table:table-cell table:style-name="ce10" table:formula="of:=[HumanReadable.D12]" office:value-type="string" office:string-value="Smelter melts iron into bars">
            <text:p>Smelter melts iron into bars</text:p>
          </table:table-cell>
          <table:table-cell table:style-name="ce10" table:formula="of:=[HumanReadable.E12]" office:value-type="float" office:value="5">
            <text:p>5</text:p>
          </table:table-cell>
          <table:table-cell table:style-name="ce10" table:formula="of:=INDIRECT(  ADDRESS(   MATCH([HumanReadable.$F12];[StatImportances.$A$1:.$A$500];0);   MATCH(&quot;Importances&quot;;[StatImportances.$A$1:.$H$1];0);    1;1;&quot;StatImportances&quot;  ) )" office:value-type="string" office:string-value="((StatName=Dexterity, StatImportance=80),(StatName=Constitution, StatImportance=60),(StatName=Intelligence, StatImportance=80),(StatName=MetalSkill, StatImportance=100))">
            <text:p>((StatName=Dexterity, StatImportance=80),(StatName=Constitution, StatImportance=60),(StatName=Intelligence, StatImportance=80),(StatName=Metal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0" table:formula="of:=IF(ISBLANK([HumanReadable.A13]);&quot;&quot;;[HumanReadable.A13])" office:value-type="string" office:string-value="CraftFlour">
            <text:p>CraftFlour</text:p>
          </table:table-cell>
          <table:table-cell table:style-name="ce10" table:formula="of:=[HumanReadable.B13]" office:value-type="string" office:string-value="CraftFlour">
            <text:p>CraftFlour</text:p>
          </table:table-cell>
          <table:table-cell table:style-name="ce10" table:formula="of:=[HumanReadable.D13]" office:value-type="string" office:string-value="Mash Wheat into Flour">
            <text:p>Mash Wheat into Flour</text:p>
          </table:table-cell>
          <table:table-cell table:style-name="ce10" table:formula="of:=[HumanReadable.D13]" office:value-type="string" office:string-value="Mash Wheat into Flour">
            <text:p>Mash Wheat into Flour</text:p>
          </table:table-cell>
          <table:table-cell table:style-name="ce10" table:formula="of:=[HumanReadable.E13]" office:value-type="float" office:value="5">
            <text:p>5</text:p>
          </table:table-cell>
          <table:table-cell table:style-name="ce10" table:formula="of:=INDIRECT(  ADDRESS(   MATCH([HumanReadable.$F13];[StatImportances.$A$1:.$A$500];0);   MATCH(&quot;Importances&quot;;[StatImportances.$A$1:.$H$1];0);    1;1;&quot;StatImportances&quot;  ) )" office:value-type="string" office:string-value="((StatName=Dexterity, StatImportance=60),(StatName=Intelligence, StatImportance=30),(StatName=PlantSkill, StatImportance=50),(StatName=FoodSkill, StatImportance=60))">
            <text:p>((StatName=Dexterity, StatImportance=60),(StatName=Intelligence, StatImportance=30),(StatName=PlantSkill, StatImportance=50),(StatName=FoodSkill, StatImportance=6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14]);&quot;&quot;;[HumanReadable.A14])" office:value-type="string" office:string-value="CraftBread">
            <text:p>CraftBread</text:p>
          </table:table-cell>
          <table:table-cell table:style-name="ce10" table:formula="of:=[HumanReadable.B14]" office:value-type="string" office:string-value="CraftBread">
            <text:p>CraftBread</text:p>
          </table:table-cell>
          <table:table-cell table:style-name="ce10" table:formula="of:=[HumanReadable.D14]" office:value-type="string" office:string-value="Bake Flour into Bread">
            <text:p>Bake Flour into Bread</text:p>
          </table:table-cell>
          <table:table-cell table:style-name="ce10" table:formula="of:=[HumanReadable.D14]" office:value-type="string" office:string-value="Bake Flour into Bread">
            <text:p>Bake Flour into Bread</text:p>
          </table:table-cell>
          <table:table-cell table:style-name="ce10" table:formula="of:=[HumanReadable.E14]" office:value-type="float" office:value="5">
            <text:p>5</text:p>
          </table:table-cell>
          <table:table-cell table:style-name="ce10" table:formula="of:=INDIRECT(  ADDRESS(   MATCH([HumanReadable.$F14];[StatImportances.$A$1:.$A$500];0);   MATCH(&quot;Importances&quot;;[StatImportances.$A$1:.$H$1];0);    1;1;&quot;StatImportances&quot;  ) )" office:value-type="string" office:string-value="((StatName=Dexterity, StatImportance=80),(StatName=Intelligence, StatImportance=50),(StatName=FoodSkill, StatImportance=100))">
            <text:p>((StatName=Dexterity, StatImportance=80),(StatName=Intelligence, StatImportance=50),(StatName=FoodSkill, StatImportance=10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15]);&quot;&quot;;[HumanReadable.A15])" office:value-type="string" office:string-value="CoalmineHarvest">
            <text:p>CoalmineHarvest</text:p>
          </table:table-cell>
          <table:table-cell table:style-name="ce10" table:formula="of:=[HumanReadable.B15]" office:value-type="string" office:string-value="CoalmineHarvest">
            <text:p>CoalmineHarvest</text:p>
          </table:table-cell>
          <table:table-cell table:style-name="ce10" table:formula="of:=[HumanReadable.C15]" office:value-type="string" office:string-value="Mine Coal">
            <text:p>Mine Coal</text:p>
          </table:table-cell>
          <table:table-cell table:style-name="ce10" table:formula="of:=[HumanReadable.D15]" office:value-type="string" office:string-value="Extract black rocks">
            <text:p>Extract black rocks</text:p>
          </table:table-cell>
          <table:table-cell table:style-name="ce10" table:formula="of:=[HumanReadable.E15]" office:value-type="float" office:value="5">
            <text:p>5</text:p>
          </table:table-cell>
          <table:table-cell table:style-name="ce10" table:formula="of:=INDIRECT(  ADDRESS(   MATCH([HumanReadable.$F15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StoneSkill, StatImportance=75))">
            <text:p>((StatName=Strength, StatImportance=100),(StatName=Constitution, StatImportance=80),(StatName=StoneSkill, StatImportance=7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16]);&quot;&quot;;[HumanReadable.A16])" office:value-type="string" office:string-value="CoalminePolish">
            <text:p>CoalminePolish</text:p>
          </table:table-cell>
          <table:table-cell table:style-name="ce10" table:formula="of:=[HumanReadable.B16]" office:value-type="string" office:string-value="CoalminePolish">
            <text:p>CoalminePolish</text:p>
          </table:table-cell>
          <table:table-cell table:style-name="ce10" table:formula="of:=[HumanReadable.C16]" office:value-type="string" office:string-value="Prepare Coal">
            <text:p>Prepare Coal</text:p>
          </table:table-cell>
          <table:table-cell table:style-name="ce10" table:formula="of:=[HumanReadable.D16]" office:value-type="string" office:string-value="Break rocks into pieces">
            <text:p>Break rocks into pieces</text:p>
          </table:table-cell>
          <table:table-cell table:style-name="ce10" table:formula="of:=[HumanReadable.E16]" office:value-type="float" office:value="5">
            <text:p>5</text:p>
          </table:table-cell>
          <table:table-cell table:style-name="ce10" table:formula="of:=INDIRECT(  ADDRESS(   MATCH([HumanReadable.$F16];[StatImportances.$A$1:.$A$500];0);   MATCH(&quot;Importances&quot;;[StatImportances.$A$1:.$H$1];0);    1;1;&quot;StatImportances&quot;  ) )" office:value-type="string" office:string-value="((StatName=Dexterity, StatImportance=100),(StatName=Constitution, StatImportance=50),(StatName=StoneSkill, StatImportance=75))">
            <text:p>((StatName=Dexterity, StatImportance=100),(StatName=Constitution, StatImportance=50),(StatName=StoneSkill, StatImportance=7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17]);&quot;&quot;;[HumanReadable.A17])" office:value-type="string" office:string-value="GoldmineHarvest">
            <text:p>GoldmineHarvest</text:p>
          </table:table-cell>
          <table:table-cell table:style-name="ce10" table:formula="of:=[HumanReadable.B17]" office:value-type="string" office:string-value="GoldmineHarvest">
            <text:p>GoldmineHarvest</text:p>
          </table:table-cell>
          <table:table-cell table:style-name="ce10" table:formula="of:=[HumanReadable.C17]" office:value-type="string" office:string-value="Mine Gold Ore">
            <text:p>Mine Gold Ore</text:p>
          </table:table-cell>
          <table:table-cell table:style-name="ce10" table:formula="of:=[HumanReadable.D17]" office:value-type="string" office:string-value="Extract gold rocks">
            <text:p>Extract gold rocks</text:p>
          </table:table-cell>
          <table:table-cell table:style-name="ce10" table:formula="of:=[HumanReadable.E17]" office:value-type="float" office:value="5">
            <text:p>5</text:p>
          </table:table-cell>
          <table:table-cell table:style-name="ce10" table:formula="of:=INDIRECT(  ADDRESS(   MATCH([HumanReadable.$F17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75),(StatName=StoneSkill, StatImportance=50),(StatName=MetalSkill, StatImportance=50),(StatName=MetalSkill, StatImportance=50))">
            <text:p>((StatName=Strength, StatImportance=100),(StatName=Constitution, StatImportance=80),(StatName=Wisdom, StatImportance=75),(StatName=StoneSkill, StatImportance=50),(StatName=MetalSkill, StatImportance=50),(StatName=MetalSkill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18]);&quot;&quot;;[HumanReadable.A18])" office:value-type="string" office:string-value="GoldminePolish">
            <text:p>GoldminePolish</text:p>
          </table:table-cell>
          <table:table-cell table:style-name="ce10" table:formula="of:=[HumanReadable.B18]" office:value-type="string" office:string-value="GoldminePolish">
            <text:p>GoldminePolish</text:p>
          </table:table-cell>
          <table:table-cell table:style-name="ce10" table:formula="of:=[HumanReadable.C18]" office:value-type="string" office:string-value="Prepare Gold Ore">
            <text:p>Prepare Gold Ore</text:p>
          </table:table-cell>
          <table:table-cell table:style-name="ce10" table:formula="of:=[HumanReadable.D18]" office:value-type="string" office:string-value="Get rid of normal rocks">
            <text:p>Get rid of normal rocks</text:p>
          </table:table-cell>
          <table:table-cell table:style-name="ce10" table:formula="of:=[HumanReadable.E18]" office:value-type="float" office:value="5">
            <text:p>5</text:p>
          </table:table-cell>
          <table:table-cell table:style-name="ce10" table:formula="of:=INDIRECT(  ADDRESS(   MATCH([HumanReadable.$F18];[StatImportances.$A$1:.$A$500];0);   MATCH(&quot;Importances&quot;;[StatImportances.$A$1:.$H$1];0);    1;1;&quot;StatImportances&quot;  ) )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19]);&quot;&quot;;[HumanReadable.A19])" office:value-type="string" office:string-value="IronmineHarvest">
            <text:p>IronmineHarvest</text:p>
          </table:table-cell>
          <table:table-cell table:style-name="ce10" table:formula="of:=[HumanReadable.B19]" office:value-type="string" office:string-value="IronmineHarvest">
            <text:p>IronmineHarvest</text:p>
          </table:table-cell>
          <table:table-cell table:style-name="ce10" table:formula="of:=[HumanReadable.C19]" office:value-type="string" office:string-value="Mine Iron Ore">
            <text:p>Mine Iron Ore</text:p>
          </table:table-cell>
          <table:table-cell table:style-name="ce10" table:formula="of:=[HumanReadable.D19]" office:value-type="string" office:string-value="Extract red rocks">
            <text:p>Extract red rocks</text:p>
          </table:table-cell>
          <table:table-cell table:style-name="ce10" table:formula="of:=[HumanReadable.E19]" office:value-type="float" office:value="5">
            <text:p>5</text:p>
          </table:table-cell>
          <table:table-cell table:style-name="ce10" table:formula="of:=INDIRECT(  ADDRESS(   MATCH([HumanReadable.$F19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50),(StatName=StoneSkill, StatImportance=50),(StatName=MetalSkill, StatImportance=50),(StatName=MetalSkill, StatImportance=50))">
            <text:p>((StatName=Strength, StatImportance=100),(StatName=Constitution, StatImportance=80),(StatName=Wisdom, StatImportance=50),(StatName=StoneSkill, StatImportance=50),(StatName=MetalSkill, StatImportance=50),(StatName=MetalSkill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0]);&quot;&quot;;[HumanReadable.A20])" office:value-type="string" office:string-value="IronminePolish">
            <text:p>IronminePolish</text:p>
          </table:table-cell>
          <table:table-cell table:style-name="ce10" table:formula="of:=[HumanReadable.B20]" office:value-type="string" office:string-value="IronminePolish">
            <text:p>IronminePolish</text:p>
          </table:table-cell>
          <table:table-cell table:style-name="ce10" table:formula="of:=[HumanReadable.C20]" office:value-type="string" office:string-value="Prepare Iron Ore">
            <text:p>Prepare Iron Ore</text:p>
          </table:table-cell>
          <table:table-cell table:style-name="ce10" table:formula="of:=[HumanReadable.D20]" office:value-type="string" office:string-value="Get rid of normal rocks">
            <text:p>Get rid of normal rocks</text:p>
          </table:table-cell>
          <table:table-cell table:style-name="ce10" table:formula="of:=[HumanReadable.E20]" office:value-type="float" office:value="5">
            <text:p>5</text:p>
          </table:table-cell>
          <table:table-cell table:style-name="ce10" table:formula="of:=INDIRECT(  ADDRESS(   MATCH([HumanReadable.$F20];[StatImportances.$A$1:.$A$500];0);   MATCH(&quot;Importances&quot;;[StatImportances.$A$1:.$H$1];0);    1;1;&quot;StatImportances&quot;  ) )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1]);&quot;&quot;;[HumanReadable.A21])" office:value-type="string" office:string-value="CraftHandAxe">
            <text:p>CraftHandAxe</text:p>
          </table:table-cell>
          <table:table-cell table:style-name="ce10" table:formula="of:=[HumanReadable.B21]" office:value-type="string" office:string-value="CraftHandAxe">
            <text:p>CraftHandAxe</text:p>
          </table:table-cell>
          <table:table-cell table:style-name="ce10" table:formula="of:=[HumanReadable.C21]" office:value-type="string" office:string-value="Craft a Hand Axe">
            <text:p>Craft a Hand Axe</text:p>
          </table:table-cell>
          <table:table-cell table:style-name="ce10" table:formula="of:=[HumanReadable.D21]" office:value-type="string" office:string-value="Make Weapons">
            <text:p>Make Weapons</text:p>
          </table:table-cell>
          <table:table-cell table:style-name="ce10" table:formula="of:=[HumanReadable.E21]" office:value-type="float" office:value="5">
            <text:p>5</text:p>
          </table:table-cell>
          <table:table-cell table:style-name="ce10" table:formula="of:=INDIRECT(  ADDRESS(   MATCH([HumanReadable.$F21];[StatImportances.$A$1:.$A$500];0);   MATCH(&quot;Importances&quot;;[StatImportances.$A$1:.$H$1];0);    1;1;&quot;StatImportances&quot;  ) )" office:value-type="string" office:string-value="((StatName=Dexterity, StatImportance=85),(StatName=Intelligence, StatImportance=50))">
            <text:p>((StatName=Dexterity, StatImportance=85),(StatName=Intelligence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2]);&quot;&quot;;[HumanReadable.A22])">
            <text:p/>
          </table:table-cell>
          <table:table-cell table:style-name="ce10" table:formula="of:=[HumanReadable.B22]" office:value-type="float" office:value="0">
            <text:p>0</text:p>
          </table:table-cell>
          <table:table-cell table:style-name="ce10" table:formula="of:=[HumanReadable.C22]" office:value-type="float" office:value="0">
            <text:p>0</text:p>
          </table:table-cell>
          <table:table-cell table:style-name="ce10" table:formula="of:=[HumanReadable.D22]" office:value-type="float" office:value="0">
            <text:p>0</text:p>
          </table:table-cell>
          <table:table-cell table:style-name="ce10" table:formula="of:=[HumanReadable.E22]" office:value-type="float" office:value="0">
            <text:p>0</text:p>
          </table:table-cell>
          <table:table-cell table:style-name="ce10" table:formula="of:=INDIRECT(  ADDRESS(   MATCH([HumanReadable.$F22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3]);&quot;&quot;;[HumanReadable.A23])">
            <text:p/>
          </table:table-cell>
          <table:table-cell table:style-name="ce10" table:formula="of:=[HumanReadable.B23]" office:value-type="float" office:value="0">
            <text:p>0</text:p>
          </table:table-cell>
          <table:table-cell table:style-name="ce10" table:formula="of:=[HumanReadable.C23]" office:value-type="float" office:value="0">
            <text:p>0</text:p>
          </table:table-cell>
          <table:table-cell table:style-name="ce10" table:formula="of:=[HumanReadable.D23]" office:value-type="float" office:value="0">
            <text:p>0</text:p>
          </table:table-cell>
          <table:table-cell table:style-name="ce10" table:formula="of:=[HumanReadable.E23]" office:value-type="float" office:value="0">
            <text:p>0</text:p>
          </table:table-cell>
          <table:table-cell table:style-name="ce10" table:formula="of:=INDIRECT(  ADDRESS(   MATCH([HumanReadable.$F23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4]);&quot;&quot;;[HumanReadable.A24])">
            <text:p/>
          </table:table-cell>
          <table:table-cell table:style-name="ce10" table:formula="of:=[HumanReadable.B24]" office:value-type="float" office:value="0">
            <text:p>0</text:p>
          </table:table-cell>
          <table:table-cell table:style-name="ce10" table:formula="of:=[HumanReadable.C24]" office:value-type="float" office:value="0">
            <text:p>0</text:p>
          </table:table-cell>
          <table:table-cell table:style-name="ce10" table:formula="of:=[HumanReadable.D24]" office:value-type="float" office:value="0">
            <text:p>0</text:p>
          </table:table-cell>
          <table:table-cell table:style-name="ce10" table:formula="of:=[HumanReadable.E24]" office:value-type="float" office:value="0">
            <text:p>0</text:p>
          </table:table-cell>
          <table:table-cell table:style-name="ce10" table:formula="of:=INDIRECT(  ADDRESS(   MATCH([HumanReadable.$F24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5]);&quot;&quot;;[HumanReadable.A25])">
            <text:p/>
          </table:table-cell>
          <table:table-cell table:style-name="ce10" table:formula="of:=[HumanReadable.B25]" office:value-type="float" office:value="0">
            <text:p>0</text:p>
          </table:table-cell>
          <table:table-cell table:style-name="ce10" table:formula="of:=[HumanReadable.C25]" office:value-type="float" office:value="0">
            <text:p>0</text:p>
          </table:table-cell>
          <table:table-cell table:style-name="ce10" table:formula="of:=[HumanReadable.D25]" office:value-type="float" office:value="0">
            <text:p>0</text:p>
          </table:table-cell>
          <table:table-cell table:style-name="ce10" table:formula="of:=[HumanReadable.E25]" office:value-type="float" office:value="0">
            <text:p>0</text:p>
          </table:table-cell>
          <table:table-cell table:style-name="ce10" table:formula="of:=INDIRECT(  ADDRESS(   MATCH([HumanReadable.$F25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6]);&quot;&quot;;[HumanReadable.A26])">
            <text:p/>
          </table:table-cell>
          <table:table-cell table:style-name="ce10" table:formula="of:=[HumanReadable.B26]" office:value-type="float" office:value="0">
            <text:p>0</text:p>
          </table:table-cell>
          <table:table-cell table:style-name="ce10" table:formula="of:=[HumanReadable.C26]" office:value-type="float" office:value="0">
            <text:p>0</text:p>
          </table:table-cell>
          <table:table-cell table:style-name="ce10" table:formula="of:=[HumanReadable.D26]" office:value-type="float" office:value="0">
            <text:p>0</text:p>
          </table:table-cell>
          <table:table-cell table:style-name="ce10" table:formula="of:=[HumanReadable.E26]" office:value-type="float" office:value="0">
            <text:p>0</text:p>
          </table:table-cell>
          <table:table-cell table:style-name="ce10" table:formula="of:=INDIRECT(  ADDRESS(   MATCH([HumanReadable.$F26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7]);&quot;&quot;;[HumanReadable.A27])">
            <text:p/>
          </table:table-cell>
          <table:table-cell table:style-name="ce10" table:formula="of:=[HumanReadable.B27]" office:value-type="float" office:value="0">
            <text:p>0</text:p>
          </table:table-cell>
          <table:table-cell table:style-name="ce10" table:formula="of:=[HumanReadable.C27]" office:value-type="float" office:value="0">
            <text:p>0</text:p>
          </table:table-cell>
          <table:table-cell table:style-name="ce10" table:formula="of:=[HumanReadable.D27]" office:value-type="float" office:value="0">
            <text:p>0</text:p>
          </table:table-cell>
          <table:table-cell table:style-name="ce10" table:formula="of:=[HumanReadable.E27]" office:value-type="float" office:value="0">
            <text:p>0</text:p>
          </table:table-cell>
          <table:table-cell table:style-name="ce10" table:formula="of:=INDIRECT(  ADDRESS(   MATCH([HumanReadable.$F27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8]);&quot;&quot;;[HumanReadable.A28])">
            <text:p/>
          </table:table-cell>
          <table:table-cell table:style-name="ce10" table:formula="of:=[HumanReadable.B28]" office:value-type="float" office:value="0">
            <text:p>0</text:p>
          </table:table-cell>
          <table:table-cell table:style-name="ce10" table:formula="of:=[HumanReadable.C28]" office:value-type="float" office:value="0">
            <text:p>0</text:p>
          </table:table-cell>
          <table:table-cell table:style-name="ce10" table:formula="of:=[HumanReadable.D28]" office:value-type="float" office:value="0">
            <text:p>0</text:p>
          </table:table-cell>
          <table:table-cell table:style-name="ce10" table:formula="of:=[HumanReadable.E28]" office:value-type="float" office:value="0">
            <text:p>0</text:p>
          </table:table-cell>
          <table:table-cell table:style-name="ce10" table:formula="of:=INDIRECT(  ADDRESS(   MATCH([HumanReadable.$F28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29]);&quot;&quot;;[HumanReadable.A29])">
            <text:p/>
          </table:table-cell>
          <table:table-cell table:style-name="ce10" table:formula="of:=[HumanReadable.B29]" office:value-type="float" office:value="0">
            <text:p>0</text:p>
          </table:table-cell>
          <table:table-cell table:style-name="ce10" table:formula="of:=[HumanReadable.C29]" office:value-type="float" office:value="0">
            <text:p>0</text:p>
          </table:table-cell>
          <table:table-cell table:style-name="ce10" table:formula="of:=[HumanReadable.D29]" office:value-type="float" office:value="0">
            <text:p>0</text:p>
          </table:table-cell>
          <table:table-cell table:style-name="ce10" table:formula="of:=[HumanReadable.E29]" office:value-type="float" office:value="0">
            <text:p>0</text:p>
          </table:table-cell>
          <table:table-cell table:style-name="ce10" table:formula="of:=INDIRECT(  ADDRESS(   MATCH([HumanReadable.$F29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30]);&quot;&quot;;[HumanReadable.A30])">
            <text:p/>
          </table:table-cell>
          <table:table-cell table:style-name="ce10" table:formula="of:=[HumanReadable.B30]" office:value-type="float" office:value="0">
            <text:p>0</text:p>
          </table:table-cell>
          <table:table-cell table:style-name="ce10" table:formula="of:=[HumanReadable.C30]" office:value-type="float" office:value="0">
            <text:p>0</text:p>
          </table:table-cell>
          <table:table-cell table:style-name="ce10" table:formula="of:=[HumanReadable.D30]" office:value-type="float" office:value="0">
            <text:p>0</text:p>
          </table:table-cell>
          <table:table-cell table:style-name="ce10" table:formula="of:=[HumanReadable.E30]" office:value-type="float" office:value="0">
            <text:p>0</text:p>
          </table:table-cell>
          <table:table-cell table:style-name="ce10" table:formula="of:=INDIRECT(  ADDRESS(   MATCH([HumanReadable.$F30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31]);&quot;&quot;;[HumanReadable.A31])">
            <text:p/>
          </table:table-cell>
          <table:table-cell table:style-name="ce10" table:formula="of:=[HumanReadable.B31]" office:value-type="float" office:value="0">
            <text:p>0</text:p>
          </table:table-cell>
          <table:table-cell table:style-name="ce10" table:formula="of:=[HumanReadable.C31]" office:value-type="float" office:value="0">
            <text:p>0</text:p>
          </table:table-cell>
          <table:table-cell table:style-name="ce10" table:formula="of:=[HumanReadable.D31]" office:value-type="float" office:value="0">
            <text:p>0</text:p>
          </table:table-cell>
          <table:table-cell table:style-name="ce10" table:formula="of:=[HumanReadable.E31]" office:value-type="float" office:value="0">
            <text:p>0</text:p>
          </table:table-cell>
          <table:table-cell table:style-name="ce10" table:formula="of:=INDIRECT(  ADDRESS(   MATCH([HumanReadable.$F31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32]);&quot;&quot;;[HumanReadable.A32])">
            <text:p/>
          </table:table-cell>
          <table:table-cell table:style-name="ce10" table:formula="of:=[HumanReadable.B32]" office:value-type="float" office:value="0">
            <text:p>0</text:p>
          </table:table-cell>
          <table:table-cell table:style-name="ce10" table:formula="of:=[HumanReadable.C32]" office:value-type="float" office:value="0">
            <text:p>0</text:p>
          </table:table-cell>
          <table:table-cell table:style-name="ce10" table:formula="of:=[HumanReadable.D32]" office:value-type="float" office:value="0">
            <text:p>0</text:p>
          </table:table-cell>
          <table:table-cell table:style-name="ce10" table:formula="of:=[HumanReadable.E32]" office:value-type="float" office:value="0">
            <text:p>0</text:p>
          </table:table-cell>
          <table:table-cell table:style-name="ce10" table:formula="of:=INDIRECT(  ADDRESS(   MATCH([HumanReadable.$F32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0" table:formula="of:=IF(ISBLANK([HumanReadable.A33]);&quot;&quot;;[HumanReadable.A33])">
            <text:p/>
          </table:table-cell>
          <table:table-cell table:style-name="ce10" table:formula="of:=[HumanReadable.B33]" office:value-type="float" office:value="0">
            <text:p>0</text:p>
          </table:table-cell>
          <table:table-cell table:style-name="ce10" table:formula="of:=[HumanReadable.C33]" office:value-type="float" office:value="0">
            <text:p>0</text:p>
          </table:table-cell>
          <table:table-cell table:style-name="ce10" table:formula="of:=[HumanReadable.D33]" office:value-type="float" office:value="0">
            <text:p>0</text:p>
          </table:table-cell>
          <table:table-cell table:style-name="ce10" table:formula="of:=[HumanReadable.E33]" office:value-type="float" office:value="0">
            <text:p>0</text:p>
          </table:table-cell>
          <table:table-cell table:style-name="ce10" table:formula="of:=INDIRECT(  ADDRESS(   MATCH([HumanReadable.$F33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 table:number-rows-repeated="15">
          <table:table-cell table:style-name="Default" table:number-columns-repeated="4"/>
          <table:table-cell/>
          <table:table-cell table:style-name="Default"/>
          <table:table-cell table:number-columns-repeated="14"/>
          <table:table-cell table:style-name="Default" table:number-columns-repeated="1004"/>
        </table:table-row>
        <table:table-row table:style-name="ro7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umanReadable" table:style-name="ta1" table:print="false">
        <table:table-column table:style-name="co9" table:number-columns-repeated="1024" table:default-cell-style-name="Default"/>
        <table:table-row table:style-name="ro7">
          <table:table-cell office:value-type="string">
            <text:p>Name</text:p>
          </table:table-cell>
          <table:table-cell office:value-type="string">
            <text:p>WorkTypeName</text:p>
          </table:table-cell>
          <table:table-cell office:value-type="string">
            <text:p>DisplayName</text:p>
          </table:table-cell>
          <table:table-cell office:value-type="string">
            <text:p>HelpText</text:p>
          </table:table-cell>
          <table:table-cell office:value-type="string">
            <text:p>BaseDuration</text:p>
          </table:table-cell>
          <table:table-cell office:value-type="string">
            <text:p>StatImportances</text:p>
          </table:table-cell>
          <table:table-cell table:number-columns-repeated="1018"/>
        </table:table-row>
        <table:table-row table:style-name="ro7">
          <table:table-cell office:value-type="string">
            <text:p>TreeHarvest</text:p>
          </table:table-cell>
          <table:table-cell table:style-name="ce10" table:formula="of:=[.A2]" office:value-type="string" office:string-value="TreeHarvest">
            <text:p>TreeHarvest</text:p>
          </table:table-cell>
          <table:table-cell office:value-type="string">
            <text:p>Cut down a Tree</text:p>
          </table:table-cell>
          <table:table-cell office:value-type="string">
            <text:p>Lumberjack whacks a tree until it falls</text:p>
          </table:table-cell>
          <table:table-cell office:value-type="float" office:value="5">
            <text:p>5</text:p>
          </table:table-cell>
          <table:table-cell table:style-name="ce10" table:formula="of:=[.A2]" office:value-type="string" office:string-value="TreeHarvest">
            <text:p>TreeHarvest</text:p>
          </table:table-cell>
          <table:table-cell table:number-columns-repeated="1018"/>
        </table:table-row>
        <table:table-row table:style-name="ro7">
          <table:table-cell office:value-type="string">
            <text:p>TreePolish</text:p>
          </table:table-cell>
          <table:table-cell table:style-name="ce10" table:formula="of:=[.A3]" office:value-type="string" office:string-value="TreePolish">
            <text:p>TreePolish</text:p>
          </table:table-cell>
          <table:table-cell office:value-type="string">
            <text:p>Debranch a Tree</text:p>
          </table:table-cell>
          <table:table-cell office:value-type="string">
            <text:p>Lumberjack janks on a tree until it's clean</text:p>
          </table:table-cell>
          <table:table-cell office:value-type="float" office:value="5">
            <text:p>5</text:p>
          </table:table-cell>
          <table:table-cell table:style-name="ce10" table:formula="of:=[.A3]" office:value-type="string" office:string-value="TreePolish">
            <text:p>TreePolish</text:p>
          </table:table-cell>
          <table:table-cell table:number-columns-repeated="1018"/>
        </table:table-row>
        <table:table-row table:style-name="ro7">
          <table:table-cell office:value-type="string">
            <text:p>CraftLumber</text:p>
          </table:table-cell>
          <table:table-cell table:style-name="ce10" table:formula="of:=[.A4]" office:value-type="string" office:string-value="CraftLumber">
            <text:p>CraftLumber</text:p>
          </table:table-cell>
          <table:table-cell office:value-type="string">
            <text:p>Saw a Log</text:p>
          </table:table-cell>
          <table:table-cell office:value-type="string">
            <text:p>Sawmiller sawmills the log</text:p>
          </table:table-cell>
          <table:table-cell office:value-type="float" office:value="5">
            <text:p>5</text:p>
          </table:table-cell>
          <table:table-cell table:style-name="ce10" table:formula="of:=[.A4]" office:value-type="string" office:string-value="CraftLumber">
            <text:p>CraftLumber</text:p>
          </table:table-cell>
          <table:table-cell table:number-columns-repeated="1018"/>
        </table:table-row>
        <table:table-row table:style-name="ro7">
          <table:table-cell office:value-type="string">
            <text:p>TreePlant</text:p>
          </table:table-cell>
          <table:table-cell table:style-name="ce10" table:formula="of:=[.A5]" office:value-type="string" office:string-value="TreePlant">
            <text:p>TreePlant</text:p>
          </table:table-cell>
          <table:table-cell office:value-type="string">
            <text:p>Plant a Sapling</text:p>
          </table:table-cell>
          <table:table-cell office:value-type="string">
            <text:p>Forester sticks a stick into the ground</text:p>
          </table:table-cell>
          <table:table-cell office:value-type="float" office:value="5">
            <text:p>5</text:p>
          </table:table-cell>
          <table:table-cell table:style-name="ce10" table:formula="of:=[.A5]" office:value-type="string" office:string-value="TreePlant">
            <text:p>TreePlant</text:p>
          </table:table-cell>
          <table:table-cell table:number-columns-repeated="1018"/>
        </table:table-row>
        <table:table-row table:style-name="ro7">
          <table:table-cell office:value-type="string">
            <text:p>WheatPlant</text:p>
          </table:table-cell>
          <table:table-cell table:style-name="ce10" table:formula="of:=[.A6]" office:value-type="string" office:string-value="WheatPlant">
            <text:p>WheatPlant</text:p>
          </table:table-cell>
          <table:table-cell office:value-type="string">
            <text:p>Plant Seeds</text:p>
          </table:table-cell>
          <table:table-cell office:value-type="string">
            <text:p>Farmer throws some stones around</text:p>
          </table:table-cell>
          <table:table-cell office:value-type="float" office:value="5">
            <text:p>5</text:p>
          </table:table-cell>
          <table:table-cell table:style-name="ce10" table:formula="of:=[.A6]" office:value-type="string" office:string-value="WheatPlant">
            <text:p>WheatPlant</text:p>
          </table:table-cell>
          <table:table-cell table:number-columns-repeated="1018"/>
        </table:table-row>
        <table:table-row table:style-name="ro7">
          <table:table-cell office:value-type="string">
            <text:p>WheatHarvest</text:p>
          </table:table-cell>
          <table:table-cell table:style-name="ce10" table:formula="of:=[.A7]" office:value-type="string" office:string-value="WheatHarvest">
            <text:p>WheatHarvest</text:p>
          </table:table-cell>
          <table:table-cell office:value-type="string">
            <text:p>Harvest Wheat</text:p>
          </table:table-cell>
          <table:table-cell office:value-type="string">
            <text:p>Farmer cuts some Gold</text:p>
          </table:table-cell>
          <table:table-cell office:value-type="float" office:value="5">
            <text:p>5</text:p>
          </table:table-cell>
          <table:table-cell table:style-name="ce10" table:formula="of:=[.A7]" office:value-type="string" office:string-value="WheatHarvest">
            <text:p>WheatHarvest</text:p>
          </table:table-cell>
          <table:table-cell table:number-columns-repeated="1018"/>
        </table:table-row>
        <table:table-row table:style-name="ro7">
          <table:table-cell office:value-type="string">
            <text:p>WheatPolish</text:p>
          </table:table-cell>
          <table:table-cell table:style-name="ce10" table:formula="of:=[.A8]" office:value-type="string" office:string-value="WheatPolish">
            <text:p>WheatPolish</text:p>
          </table:table-cell>
          <table:table-cell office:value-type="string">
            <text:p>Thresh Wheat</text:p>
          </table:table-cell>
          <table:table-cell office:value-type="string">
            <text:p>Farmer violates some Wheat</text:p>
          </table:table-cell>
          <table:table-cell office:value-type="float" office:value="5">
            <text:p>5</text:p>
          </table:table-cell>
          <table:table-cell table:style-name="ce10" table:formula="of:=[.A8]" office:value-type="string" office:string-value="WheatPolish">
            <text:p>WheatPolish</text:p>
          </table:table-cell>
          <table:table-cell table:number-columns-repeated="1018"/>
        </table:table-row>
        <table:table-row table:style-name="ro7">
          <table:table-cell office:value-type="string">
            <text:p>StoneHarvest</text:p>
          </table:table-cell>
          <table:table-cell table:style-name="ce10" table:formula="of:=[.A9]" office:value-type="string" office:string-value="StoneHarvest">
            <text:p>StoneHarvest</text:p>
          </table:table-cell>
          <table:table-cell office:value-type="string">
            <text:p>Mine Stone</text:p>
          </table:table-cell>
          <table:table-cell office:value-type="string">
            <text:p>Mason hits a mountain</text:p>
          </table:table-cell>
          <table:table-cell office:value-type="float" office:value="5">
            <text:p>5</text:p>
          </table:table-cell>
          <table:table-cell table:style-name="ce10" table:formula="of:=[.A9]" office:value-type="string" office:string-value="StoneHarvest">
            <text:p>StoneHarvest</text:p>
          </table:table-cell>
          <table:table-cell table:number-columns-repeated="1018"/>
        </table:table-row>
        <table:table-row table:style-name="ro7">
          <table:table-cell office:value-type="string">
            <text:p>StonePolish</text:p>
          </table:table-cell>
          <table:table-cell table:style-name="ce10" table:formula="of:=[.A10]" office:value-type="string" office:string-value="StonePolish">
            <text:p>StonePolish</text:p>
          </table:table-cell>
          <table:table-cell office:value-type="string">
            <text:p>Cut Stone</text:p>
          </table:table-cell>
          <table:table-cell office:value-type="string">
            <text:p>Mason hits a tiny mountain</text:p>
          </table:table-cell>
          <table:table-cell office:value-type="float" office:value="5">
            <text:p>5</text:p>
          </table:table-cell>
          <table:table-cell table:style-name="ce10" table:formula="of:=[.A10]" office:value-type="string" office:string-value="StonePolish">
            <text:p>StonePolish</text:p>
          </table:table-cell>
          <table:table-cell table:number-columns-repeated="1018"/>
        </table:table-row>
        <table:table-row table:style-name="ro7">
          <table:table-cell office:value-type="string">
            <text:p>CraftGoldCoins</text:p>
          </table:table-cell>
          <table:table-cell table:style-name="ce10" table:formula="of:=[.A11]" office:value-type="string" office:string-value="CraftGoldCoins">
            <text:p>CraftGoldCoins</text:p>
          </table:table-cell>
          <table:table-cell office:value-type="string">
            <text:p>Mint Coins</text:p>
          </table:table-cell>
          <table:table-cell office:value-type="string">
            <text:p>Magician turns Gold into Gold</text:p>
          </table:table-cell>
          <table:table-cell office:value-type="float" office:value="5">
            <text:p>5</text:p>
          </table:table-cell>
          <table:table-cell table:style-name="ce10" table:formula="of:=[.A11]" office:value-type="string" office:string-value="CraftGoldCoins">
            <text:p>CraftGoldCoins</text:p>
          </table:table-cell>
          <table:table-cell table:number-columns-repeated="1018"/>
        </table:table-row>
        <table:table-row table:style-name="ro7">
          <table:table-cell office:value-type="string">
            <text:p>CraftIron</text:p>
          </table:table-cell>
          <table:table-cell table:style-name="ce10" table:formula="of:=[.A12]" office:value-type="string" office:string-value="CraftIron">
            <text:p>CraftIron</text:p>
          </table:table-cell>
          <table:table-cell office:value-type="string">
            <text:p>Smelt Iron bars</text:p>
          </table:table-cell>
          <table:table-cell office:value-type="string">
            <text:p>Smelter melts iron into bars</text:p>
          </table:table-cell>
          <table:table-cell office:value-type="float" office:value="5">
            <text:p>5</text:p>
          </table:table-cell>
          <table:table-cell table:style-name="ce10" table:formula="of:=[.A12]" office:value-type="string" office:string-value="CraftIron">
            <text:p>CraftIron</text:p>
          </table:table-cell>
          <table:table-cell table:number-columns-repeated="1018"/>
        </table:table-row>
        <table:table-row table:style-name="ro7">
          <table:table-cell office:value-type="string">
            <text:p>CraftFlour</text:p>
          </table:table-cell>
          <table:table-cell table:style-name="ce10" table:formula="of:=[.A13]" office:value-type="string" office:string-value="CraftFlour">
            <text:p>CraftFlour</text:p>
          </table:table-cell>
          <table:table-cell office:value-type="string">
            <text:p>Make Flour</text:p>
          </table:table-cell>
          <table:table-cell office:value-type="string">
            <text:p>Mash Wheat into Flour</text:p>
          </table:table-cell>
          <table:table-cell office:value-type="float" office:value="5">
            <text:p>5</text:p>
          </table:table-cell>
          <table:table-cell table:style-name="ce10" table:formula="of:=[.A13]" office:value-type="string" office:string-value="CraftFlour">
            <text:p>CraftFlour</text:p>
          </table:table-cell>
          <table:table-cell table:number-columns-repeated="1018"/>
        </table:table-row>
        <table:table-row table:style-name="ro7">
          <table:table-cell office:value-type="string">
            <text:p>CraftBread</text:p>
          </table:table-cell>
          <table:table-cell table:style-name="ce10" table:formula="of:=[.A14]" office:value-type="string" office:string-value="CraftBread">
            <text:p>CraftBread</text:p>
          </table:table-cell>
          <table:table-cell office:value-type="string">
            <text:p>Bake Bread</text:p>
          </table:table-cell>
          <table:table-cell office:value-type="string">
            <text:p>Bake Flour into Bread</text:p>
          </table:table-cell>
          <table:table-cell office:value-type="float" office:value="5">
            <text:p>5</text:p>
          </table:table-cell>
          <table:table-cell table:style-name="ce10" table:formula="of:=[.A14]" office:value-type="string" office:string-value="CraftBread">
            <text:p>CraftBread</text:p>
          </table:table-cell>
          <table:table-cell table:number-columns-repeated="1018"/>
        </table:table-row>
        <table:table-row table:style-name="ro7">
          <table:table-cell office:value-type="string">
            <text:p>CoalmineHarvest</text:p>
          </table:table-cell>
          <table:table-cell table:style-name="ce10" table:formula="of:=[.A15]" office:value-type="string" office:string-value="CoalmineHarvest">
            <text:p>CoalmineHarvest</text:p>
          </table:table-cell>
          <table:table-cell office:value-type="string">
            <text:p>Mine Coal</text:p>
          </table:table-cell>
          <table:table-cell office:value-type="string">
            <text:p>Extract black rocks</text:p>
          </table:table-cell>
          <table:table-cell office:value-type="float" office:value="5">
            <text:p>5</text:p>
          </table:table-cell>
          <table:table-cell table:style-name="ce10" table:formula="of:=[.A15]" office:value-type="string" office:string-value="CoalmineHarvest">
            <text:p>CoalmineHarvest</text:p>
          </table:table-cell>
          <table:table-cell table:number-columns-repeated="1018"/>
        </table:table-row>
        <table:table-row table:style-name="ro7">
          <table:table-cell office:value-type="string">
            <text:p>CoalminePolish</text:p>
          </table:table-cell>
          <table:table-cell table:style-name="ce10" table:formula="of:=[.A16]" office:value-type="string" office:string-value="CoalminePolish">
            <text:p>CoalminePolish</text:p>
          </table:table-cell>
          <table:table-cell office:value-type="string">
            <text:p>Prepare Coal</text:p>
          </table:table-cell>
          <table:table-cell office:value-type="string">
            <text:p>Break rocks into pieces</text:p>
          </table:table-cell>
          <table:table-cell office:value-type="float" office:value="5">
            <text:p>5</text:p>
          </table:table-cell>
          <table:table-cell table:style-name="ce10" table:formula="of:=[.A16]" office:value-type="string" office:string-value="CoalminePolish">
            <text:p>CoalminePolish</text:p>
          </table:table-cell>
          <table:table-cell table:number-columns-repeated="1018"/>
        </table:table-row>
        <table:table-row table:style-name="ro7">
          <table:table-cell office:value-type="string">
            <text:p>GoldmineHarvest</text:p>
          </table:table-cell>
          <table:table-cell table:style-name="ce10" table:formula="of:=[.A17]" office:value-type="string" office:string-value="GoldmineHarvest">
            <text:p>GoldmineHarvest</text:p>
          </table:table-cell>
          <table:table-cell office:value-type="string">
            <text:p>Mine Gold Ore</text:p>
          </table:table-cell>
          <table:table-cell office:value-type="string">
            <text:p>Extract gold rocks</text:p>
          </table:table-cell>
          <table:table-cell office:value-type="float" office:value="5">
            <text:p>5</text:p>
          </table:table-cell>
          <table:table-cell table:style-name="ce10" table:formula="of:=[.A17]" office:value-type="string" office:string-value="GoldmineHarvest">
            <text:p>GoldmineHarvest</text:p>
          </table:table-cell>
          <table:table-cell table:number-columns-repeated="1018"/>
        </table:table-row>
        <table:table-row table:style-name="ro7">
          <table:table-cell office:value-type="string">
            <text:p>GoldminePolish</text:p>
          </table:table-cell>
          <table:table-cell table:style-name="ce10" table:formula="of:=[.A18]" office:value-type="string" office:string-value="GoldminePolish">
            <text:p>GoldminePolish</text:p>
          </table:table-cell>
          <table:table-cell office:value-type="string">
            <text:p>Prepare Gold Ore</text:p>
          </table:table-cell>
          <table:table-cell office:value-type="string">
            <text:p>Get rid of normal rocks</text:p>
          </table:table-cell>
          <table:table-cell office:value-type="float" office:value="5">
            <text:p>5</text:p>
          </table:table-cell>
          <table:table-cell table:style-name="ce10" table:formula="of:=[.A18]" office:value-type="string" office:string-value="GoldminePolish">
            <text:p>GoldminePolish</text:p>
          </table:table-cell>
          <table:table-cell table:number-columns-repeated="1018"/>
        </table:table-row>
        <table:table-row table:style-name="ro7">
          <table:table-cell office:value-type="string">
            <text:p>IronmineHarvest</text:p>
          </table:table-cell>
          <table:table-cell table:style-name="ce10" table:formula="of:=[.A19]" office:value-type="string" office:string-value="IronmineHarvest">
            <text:p>IronmineHarvest</text:p>
          </table:table-cell>
          <table:table-cell office:value-type="string">
            <text:p>Mine Iron Ore</text:p>
          </table:table-cell>
          <table:table-cell office:value-type="string">
            <text:p>Extract red rocks</text:p>
          </table:table-cell>
          <table:table-cell office:value-type="float" office:value="5">
            <text:p>5</text:p>
          </table:table-cell>
          <table:table-cell table:style-name="ce10" table:formula="of:=[.A19]" office:value-type="string" office:string-value="IronmineHarvest">
            <text:p>IronmineHarvest</text:p>
          </table:table-cell>
          <table:table-cell table:number-columns-repeated="1018"/>
        </table:table-row>
        <table:table-row table:style-name="ro7">
          <table:table-cell office:value-type="string">
            <text:p>IronminePolish</text:p>
          </table:table-cell>
          <table:table-cell table:style-name="ce10" table:formula="of:=[.A20]" office:value-type="string" office:string-value="IronminePolish">
            <text:p>IronminePolish</text:p>
          </table:table-cell>
          <table:table-cell office:value-type="string">
            <text:p>Prepare Iron Ore</text:p>
          </table:table-cell>
          <table:table-cell office:value-type="string">
            <text:p>Get rid of normal rocks</text:p>
          </table:table-cell>
          <table:table-cell office:value-type="float" office:value="5">
            <text:p>5</text:p>
          </table:table-cell>
          <table:table-cell table:style-name="ce10" table:formula="of:=[.A20]" office:value-type="string" office:string-value="IronminePolish">
            <text:p>IronminePolish</text:p>
          </table:table-cell>
          <table:table-cell table:number-columns-repeated="1018"/>
        </table:table-row>
        <table:table-row table:style-name="ro7">
          <table:table-cell office:value-type="string">
            <text:p>CraftHandAxe</text:p>
          </table:table-cell>
          <table:table-cell table:style-name="ce10" table:formula="of:=[.A21]" office:value-type="string" office:string-value="CraftHandAxe">
            <text:p>CraftHandAxe</text:p>
          </table:table-cell>
          <table:table-cell office:value-type="string">
            <text:p>Craft a Hand Axe</text:p>
          </table:table-cell>
          <table:table-cell office:value-type="string">
            <text:p>Make Weapons</text:p>
          </table:table-cell>
          <table:table-cell office:value-type="float" office:value="5">
            <text:p>5</text:p>
          </table:table-cell>
          <table:table-cell table:style-name="ce10" table:formula="of:=[.A21]" office:value-type="string" office:string-value="CraftHandAxe">
            <text:p>CraftHandAxe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atImportances" table:style-name="ta1" table:print="false">
        <table:table-column table:style-name="co3" table:default-cell-style-name="ce4"/>
        <table:table-column table:style-name="co4" table:default-cell-style-name="Default"/>
        <table:table-column table:style-name="co5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8" table:number-columns-repeated="1002" table:default-cell-style-name="Default"/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Importances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3" table:number-columns-repeated="1002"/>
        </table:table-row>
        <table:table-row table:style-name="ro4">
          <table:table-cell table:style-name="Default" office:value-type="string">
            <text:p>TreeHarvest</text:p>
          </table:table-cell>
          <table:table-cell table:style-name="ce5"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40),(StatName=PlantSkill, StatImportance=50))">
            <text:p>((StatName=Strength, StatImportance=100),(StatName=Constitution, StatImportance=80),(StatName=Wisdom, StatImportance=40),(StatName=Plant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style-name="Default" office:value-type="string">
            <text:p>Wisdom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11"/>
          <table:table-cell table:number-columns-repeated="1002"/>
        </table:table-row>
        <table:table-row table:style-name="ro5">
          <table:table-cell table:style-name="Default" office:value-type="string">
            <text:p>TreePolish</text:p>
          </table:table-cell>
          <table:table-cell table:style-name="ce5"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,(StatName=PlantSkill, StatImportance=50))">
            <text:p>((StatName=Strength, StatImportance=70),(StatName=Dexterity, StatImportance=70),(StatName=Constitution, StatImportance=50),(StatName=Plant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CraftLumber</text:p>
          </table:table-cell>
          <table:table-cell table:style-name="ce5"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,(StatName=PlantSkill, StatImportance=25))">
            <text:p>((StatName=Strength, StatImportance=70),(StatName=Dexterity, StatImportance=70),(StatName=Constitution, StatImportance=50),(StatName=PlantSkill, StatImportance=25))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25">
            <text:p>25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TreePlant</text:p>
          </table:table-cell>
          <table:table-cell table:style-name="ce5"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Intelligence, StatImportance=50),(StatName=Wisdom, StatImportance=50),(StatName=PlantSkill, StatImportance=100))">
            <text:p>((StatName=Dexterity, StatImportance=100),(StatName=Intelligence, StatImportance=50),(StatName=Wisdom, StatImportance=50),(StatName=Plant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WheatPlant</text:p>
          </table:table-cell>
          <table:table-cell table:style-name="ce5"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G6]));NOT(ISBLANK([.H6])));   &quot;,(StatName=&quot;&amp;[.G6]&amp;&quot;, StatImportance=&quot;&amp;[.H6]&amp;&quot;)&quot;    &amp;IF(AND(NOT(ISBLANK([.I6]));NOT(ISBLANK([.J6])));    &quot;,(StatName=&quot;&amp;[.I6]&amp;&quot;, StatImportance=&quot;&amp;[.J6]&amp;&quot;)&quot;     &amp;IF(AND(NOT(ISBLANK([.K6]));NOT(ISBLANK([.L6])));     &quot;,(StatName=&quot;&amp;[.K6]&amp;&quot;, StatImportance=&quot;&amp;[.L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Intelligence, StatImportance=50),(StatName=Wisdom, StatImportance=50),(StatName=PlantSkill, StatImportance=100))">
            <text:p>((StatName=Dexterity, StatImportance=60),(StatName=Intelligence, StatImportance=50),(StatName=Wisdom, StatImportance=50),(StatName=Plant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4" table:style-name="Default"/>
          <table:table-cell table:number-columns-repeated="8"/>
          <table:table-cell table:number-columns-repeated="1002"/>
        </table:table-row>
        <table:table-row table:style-name="ro6">
          <table:table-cell table:style-name="Default" office:value-type="string">
            <text:p>WheatHarvest</text:p>
          </table:table-cell>
          <table:table-cell table:style-name="ce5"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40),(StatName=PlantSkill, StatImportance=75))">
            <text:p>((StatName=Dexterity, StatImportance=80),(StatName=Constitution, StatImportance=40),(StatName=PlantSkill, StatImportance=75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6">
          <table:table-cell table:style-name="Default" office:value-type="string">
            <text:p>WheatPolish</text:p>
          </table:table-cell>
          <table:table-cell table:style-name="ce5"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80),(StatName=Dexterity, StatImportance=30),(StatName=Constitution, StatImportance=80))">
            <text:p>((StatName=Strength, StatImportance=80),(StatName=Dexterity, StatImportance=30),(StatName=Constitution, StatImportance=80))</text:p>
          </table:table-cell>
          <table:table-cell table:style-name="Default" office:value-type="string">
            <text:p>Strength</text:p>
          </table:table-cell>
          <table:table-cell office:value-type="float" office:value="80">
            <text:p>80</text:p>
          </table:table-cell>
          <table:table-cell office:value-type="string">
            <text:p>Dexterity</text:p>
          </table:table-cell>
          <table:table-cell office:value-type="float" office:value="30">
            <text:p>3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number-columns-repeated="14"/>
          <table:table-cell table:number-columns-repeated="1002"/>
        </table:table-row>
        <table:table-row table:style-name="ro6">
          <table:table-cell table:style-name="Default" office:value-type="string">
            <text:p>StoneHarvest</text:p>
          </table:table-cell>
          <table:table-cell table:style-name="ce5"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90),(StatName=StoneSkill, StatImportance=60))">
            <text:p>((StatName=Strength, StatImportance=100),(StatName=Constitution, StatImportance=90),(StatName=StoneSkill, StatImportance=6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90">
            <text:p>90</text:p>
          </table:table-cell>
          <table:table-cell table:style-name="Default" office:value-type="string">
            <text:p>StoneSkill</text:p>
          </table:table-cell>
          <table:table-cell office:value-type="float" office:value="60">
            <text:p>60</text:p>
          </table:table-cell>
          <table:table-cell table:number-columns-repeated="14"/>
          <table:table-cell table:number-columns-repeated="1002"/>
        </table:table-row>
        <table:table-row table:style-name="ro6">
          <table:table-cell table:style-name="Default" office:value-type="string">
            <text:p>StonePolish</text:p>
          </table:table-cell>
          <table:table-cell table:style-name="ce5"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50),(StatName=Dexterity, StatImportance=75),(StatName=Intelligence, StatImportance=50),(StatName=StoneSkill, StatImportance=80))">
            <text:p>((StatName=Strength, StatImportance=50),(StatName=Dexterity, StatImportance=75),(StatName=Intelligence, StatImportance=50),(StatName=StoneSkill, StatImportance=80))</text:p>
          </table:table-cell>
          <table:table-cell table:style-name="Default"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75">
            <text:p>75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StoneSkill</text:p>
          </table:table-cell>
          <table:table-cell office:value-type="float" office:value="80">
            <text:p>8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CraftGoldCoins</text:p>
          </table:table-cell>
          <table:table-cell table:style-name="ce5" table:formula="of:=&quot;(&quot; &amp;IF(AND(NOT(ISBLANK([.C11]));NOT(ISBLANK([.D11]))); &quot;(StatName=&quot;&amp;[.C11]&amp;&quot;, StatImportance=&quot;&amp;[.D11]&amp;&quot;)&quot;  &amp;IF(AND(NOT(ISBLANK([.E11]));NOT(ISBLANK([.F11])));  &quot;,(StatName=&quot;&amp;[.E11]&amp;&quot;, StatImportance=&quot;&amp;[.F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60),(StatName=Intelligence, StatImportance=100),(StatName=MetalSkill, StatImportance=100))">
            <text:p>((StatName=Dexterity, StatImportance=80),(StatName=Constitution, StatImportance=60),(StatName=Intelligence, StatImportance=100),(StatName=Metal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CraftIron</text:p>
          </table:table-cell>
          <table:table-cell table:style-name="ce5" table:formula="of:=&quot;(&quot; &amp;IF(AND(NOT(ISBLANK([.C12]));NOT(ISBLANK([.D12]))); &quot;(StatName=&quot;&amp;[.C12]&amp;&quot;, StatImportance=&quot;&amp;[.D12]&amp;&quot;)&quot;  &amp;IF(AND(NOT(ISBLANK([.E12]));NOT(ISBLANK([.F12])));  &quot;,(StatName=&quot;&amp;[.E12]&amp;&quot;, StatImportance=&quot;&amp;[.F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60),(StatName=Intelligence, StatImportance=80),(StatName=MetalSkill, StatImportance=100))">
            <text:p>((StatName=Dexterity, StatImportance=80),(StatName=Constitution, StatImportance=60),(StatName=Intelligence, StatImportance=80),(StatName=Metal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80">
            <text:p>8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CraftFlour</text:p>
          </table:table-cell>
          <table:table-cell table:style-name="ce5" table:formula="of:=&quot;(&quot; &amp;IF(AND(NOT(ISBLANK([.C13]));NOT(ISBLANK([.D13]))); &quot;(StatName=&quot;&amp;[.C13]&amp;&quot;, StatImportance=&quot;&amp;[.D13]&amp;&quot;)&quot;  &amp;IF(AND(NOT(ISBLANK([.E13]));NOT(ISBLANK([.F13])));  &quot;,(StatName=&quot;&amp;[.E13]&amp;&quot;, StatImportance=&quot;&amp;[.F13]&amp;&quot;)&quot;   &amp;IF(AND(NOT(ISBLANK([.G13]));NOT(ISBLANK([.H13])));   &quot;,(StatName=&quot;&amp;[.G13]&amp;&quot;, StatImportance=&quot;&amp;[.H13]&amp;&quot;)&quot;    &amp;IF(AND(NOT(ISBLANK([.I13]));NOT(ISBLANK([.J13])));    &quot;,(StatName=&quot;&amp;[.I13]&amp;&quot;, StatImportance=&quot;&amp;[.J13]&amp;&quot;)&quot;     &amp;IF(AND(NOT(ISBLANK([.K13]));NOT(ISBLANK([.L13])));     &quot;,(StatName=&quot;&amp;[.K13]&amp;&quot;, StatImportance=&quot;&amp;[.L13]&amp;&quot;)&quot;      &amp;IF(AND(NOT(ISBLANK([.M13]));NOT(ISBLANK([.N13])));      &quot;,(StatName=&quot;&amp;[.M13]&amp;&quot;, StatImportance=&quot;&amp;[.N13]&amp;&quot;)&quot;       &amp;IF(AND(NOT(ISBLANK([.O13]));NOT(ISBLANK([.P13])));       &quot;,(StatName=&quot;&amp;[.O13]&amp;&quot;, StatImportance=&quot;&amp;[.P13]&amp;&quot;)&quot;        &amp;IF(AND(NOT(ISBLANK([.Q13]));NOT(ISBLANK([.R13])));        &quot;,(StatName=&quot;&amp;[.Q13]&amp;&quot;, StatImportance=&quot;&amp;[.R13]&amp;&quot;)&quot;         &amp;IF(AND(NOT(ISBLANK([.S13]));NOT(ISBLANK([.T13])));         &quot;,(StatName=&quot;&amp;[.S13]&amp;&quot;, StatImportance=&quot;&amp;[.T13]&amp;&quot;)&quot;          &amp;IF(AND(NOT(ISBLANK([.U13]));NOT(ISBLANK([.V13])));          &quot;,(StatName=&quot;&amp;[.U13]&amp;&quot;, StatImportance=&quot;&amp;[.V1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Intelligence, StatImportance=30),(StatName=PlantSkill, StatImportance=50),(StatName=FoodSkill, StatImportance=60))">
            <text:p>((StatName=Dexterity, StatImportance=60),(StatName=Intelligence, StatImportance=30),(StatName=PlantSkill, StatImportance=50),(StatName=FoodSkill, StatImportance=60))</text:p>
          </table:table-cell>
          <table:table-cell table:style-name="Default" office:value-type="string">
            <text:p>Dexterity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30">
            <text:p>30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  <table:table-cell office:value-type="string">
            <text:p>FoodSkill</text:p>
          </table:table-cell>
          <table:table-cell office:value-type="float" office:value="60">
            <text:p>60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CraftBread</text:p>
          </table:table-cell>
          <table:table-cell table:style-name="ce5" table:formula="of:=&quot;(&quot; &amp;IF(AND(NOT(ISBLANK([.C14]));NOT(ISBLANK([.D14]))); &quot;(StatName=&quot;&amp;[.C14]&amp;&quot;, StatImportance=&quot;&amp;[.D14]&amp;&quot;)&quot;  &amp;IF(AND(NOT(ISBLANK([.E14]));NOT(ISBLANK([.F14])));  &quot;,(StatName=&quot;&amp;[.E14]&amp;&quot;, StatImportance=&quot;&amp;[.F14]&amp;&quot;)&quot;   &amp;IF(AND(NOT(ISBLANK([.G14]));NOT(ISBLANK([.H14])));   &quot;,(StatName=&quot;&amp;[.G14]&amp;&quot;, StatImportance=&quot;&amp;[.H14]&amp;&quot;)&quot;    &amp;IF(AND(NOT(ISBLANK([.I14]));NOT(ISBLANK([.J14])));    &quot;,(StatName=&quot;&amp;[.I14]&amp;&quot;, StatImportance=&quot;&amp;[.J14]&amp;&quot;)&quot;     &amp;IF(AND(NOT(ISBLANK([.K14]));NOT(ISBLANK([.L14])));     &quot;,(StatName=&quot;&amp;[.K14]&amp;&quot;, StatImportance=&quot;&amp;[.L14]&amp;&quot;)&quot;      &amp;IF(AND(NOT(ISBLANK([.M14]));NOT(ISBLANK([.N14])));      &quot;,(StatName=&quot;&amp;[.M14]&amp;&quot;, StatImportance=&quot;&amp;[.N14]&amp;&quot;)&quot;       &amp;IF(AND(NOT(ISBLANK([.O14]));NOT(ISBLANK([.P14])));       &quot;,(StatName=&quot;&amp;[.O14]&amp;&quot;, StatImportance=&quot;&amp;[.P14]&amp;&quot;)&quot;        &amp;IF(AND(NOT(ISBLANK([.Q14]));NOT(ISBLANK([.R14])));        &quot;,(StatName=&quot;&amp;[.Q14]&amp;&quot;, StatImportance=&quot;&amp;[.R14]&amp;&quot;)&quot;         &amp;IF(AND(NOT(ISBLANK([.S14]));NOT(ISBLANK([.T14])));         &quot;,(StatName=&quot;&amp;[.S14]&amp;&quot;, StatImportance=&quot;&amp;[.T14]&amp;&quot;)&quot;          &amp;IF(AND(NOT(ISBLANK([.U14]));NOT(ISBLANK([.V14])));          &quot;,(StatName=&quot;&amp;[.U14]&amp;&quot;, StatImportance=&quot;&amp;[.V1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Intelligence, StatImportance=50),(StatName=FoodSkill, StatImportance=100))">
            <text:p>((StatName=Dexterity, StatImportance=80),(StatName=Intelligence, StatImportance=50),(StatName=Food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FoodSkill</text:p>
          </table:table-cell>
          <table:table-cell office:value-type="float" office:value="100">
            <text:p>100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CoalmineHarvest</text:p>
          </table:table-cell>
          <table:table-cell table:style-name="ce5" table:formula="of:=&quot;(&quot; &amp;IF(AND(NOT(ISBLANK([.C15]));NOT(ISBLANK([.D15]))); &quot;(StatName=&quot;&amp;[.C15]&amp;&quot;, StatImportance=&quot;&amp;[.D15]&amp;&quot;)&quot;  &amp;IF(AND(NOT(ISBLANK([.E15]));NOT(ISBLANK([.F15])));  &quot;,(StatName=&quot;&amp;[.E15]&amp;&quot;, StatImportance=&quot;&amp;[.F15]&amp;&quot;)&quot;   &amp;IF(AND(NOT(ISBLANK([.G15]));NOT(ISBLANK([.H15])));   &quot;,(StatName=&quot;&amp;[.G15]&amp;&quot;, StatImportance=&quot;&amp;[.H15]&amp;&quot;)&quot;    &amp;IF(AND(NOT(ISBLANK([.I15]));NOT(ISBLANK([.J15])));    &quot;,(StatName=&quot;&amp;[.I15]&amp;&quot;, StatImportance=&quot;&amp;[.J15]&amp;&quot;)&quot;     &amp;IF(AND(NOT(ISBLANK([.K15]));NOT(ISBLANK([.L15])));     &quot;,(StatName=&quot;&amp;[.K15]&amp;&quot;, StatImportance=&quot;&amp;[.L15]&amp;&quot;)&quot;      &amp;IF(AND(NOT(ISBLANK([.M15]));NOT(ISBLANK([.N15])));      &quot;,(StatName=&quot;&amp;[.M15]&amp;&quot;, StatImportance=&quot;&amp;[.N15]&amp;&quot;)&quot;       &amp;IF(AND(NOT(ISBLANK([.O15]));NOT(ISBLANK([.P15])));       &quot;,(StatName=&quot;&amp;[.O15]&amp;&quot;, StatImportance=&quot;&amp;[.P15]&amp;&quot;)&quot;        &amp;IF(AND(NOT(ISBLANK([.Q15]));NOT(ISBLANK([.R15])));        &quot;,(StatName=&quot;&amp;[.Q15]&amp;&quot;, StatImportance=&quot;&amp;[.R15]&amp;&quot;)&quot;         &amp;IF(AND(NOT(ISBLANK([.S15]));NOT(ISBLANK([.T15])));         &quot;,(StatName=&quot;&amp;[.S15]&amp;&quot;, StatImportance=&quot;&amp;[.T15]&amp;&quot;)&quot;          &amp;IF(AND(NOT(ISBLANK([.U15]));NOT(ISBLANK([.V15])));          &quot;,(StatName=&quot;&amp;[.U15]&amp;&quot;, StatImportance=&quot;&amp;[.V1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StoneSkill, StatImportance=75))">
            <text:p>((StatName=Strength, StatImportance=100),(StatName=Constitution, StatImportance=80),(StatName=StoneSkill, StatImportance=75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Stone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CoalminePolish</text:p>
          </table:table-cell>
          <table:table-cell table:style-name="ce5" table:formula="of:=&quot;(&quot; &amp;IF(AND(NOT(ISBLANK([.C16]));NOT(ISBLANK([.D16]))); &quot;(StatName=&quot;&amp;[.C16]&amp;&quot;, StatImportance=&quot;&amp;[.D16]&amp;&quot;)&quot;  &amp;IF(AND(NOT(ISBLANK([.E16]));NOT(ISBLANK([.F16])));  &quot;,(StatName=&quot;&amp;[.E16]&amp;&quot;, StatImportance=&quot;&amp;[.F16]&amp;&quot;)&quot;   &amp;IF(AND(NOT(ISBLANK([.G16]));NOT(ISBLANK([.H16])));   &quot;,(StatName=&quot;&amp;[.G16]&amp;&quot;, StatImportance=&quot;&amp;[.H16]&amp;&quot;)&quot;    &amp;IF(AND(NOT(ISBLANK([.I16]));NOT(ISBLANK([.J16])));    &quot;,(StatName=&quot;&amp;[.I16]&amp;&quot;, StatImportance=&quot;&amp;[.J16]&amp;&quot;)&quot;     &amp;IF(AND(NOT(ISBLANK([.K16]));NOT(ISBLANK([.L16])));     &quot;,(StatName=&quot;&amp;[.K16]&amp;&quot;, StatImportance=&quot;&amp;[.L16]&amp;&quot;)&quot;      &amp;IF(AND(NOT(ISBLANK([.M16]));NOT(ISBLANK([.N16])));      &quot;,(StatName=&quot;&amp;[.M16]&amp;&quot;, StatImportance=&quot;&amp;[.N16]&amp;&quot;)&quot;       &amp;IF(AND(NOT(ISBLANK([.O16]));NOT(ISBLANK([.P16])));       &quot;,(StatName=&quot;&amp;[.O16]&amp;&quot;, StatImportance=&quot;&amp;[.P16]&amp;&quot;)&quot;        &amp;IF(AND(NOT(ISBLANK([.Q16]));NOT(ISBLANK([.R16])));        &quot;,(StatName=&quot;&amp;[.Q16]&amp;&quot;, StatImportance=&quot;&amp;[.R16]&amp;&quot;)&quot;         &amp;IF(AND(NOT(ISBLANK([.S16]));NOT(ISBLANK([.T16])));         &quot;,(StatName=&quot;&amp;[.S16]&amp;&quot;, StatImportance=&quot;&amp;[.T16]&amp;&quot;)&quot;          &amp;IF(AND(NOT(ISBLANK([.U16]));NOT(ISBLANK([.V16])));          &quot;,(StatName=&quot;&amp;[.U16]&amp;&quot;, StatImportance=&quot;&amp;[.V1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Constitution, StatImportance=50),(StatName=StoneSkill, StatImportance=75))">
            <text:p>((StatName=Dexterity, StatImportance=100),(StatName=Constitution, StatImportance=50),(StatName=StoneSkill, StatImportance=75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GoldmineHarvest</text:p>
          </table:table-cell>
          <table:table-cell table:style-name="ce5" table:formula="of:=&quot;(&quot; &amp;IF(AND(NOT(ISBLANK([.C17]));NOT(ISBLANK([.D17]))); &quot;(StatName=&quot;&amp;[.C17]&amp;&quot;, StatImportance=&quot;&amp;[.D17]&amp;&quot;)&quot;  &amp;IF(AND(NOT(ISBLANK([.E17]));NOT(ISBLANK([.F17])));  &quot;,(StatName=&quot;&amp;[.E17]&amp;&quot;, StatImportance=&quot;&amp;[.F17]&amp;&quot;)&quot;   &amp;IF(AND(NOT(ISBLANK([.G17]));NOT(ISBLANK([.H17])));   &quot;,(StatName=&quot;&amp;[.G17]&amp;&quot;, StatImportance=&quot;&amp;[.H17]&amp;&quot;)&quot;    &amp;IF(AND(NOT(ISBLANK([.I17]));NOT(ISBLANK([.J17])));    &quot;,(StatName=&quot;&amp;[.I17]&amp;&quot;, StatImportance=&quot;&amp;[.J17]&amp;&quot;)&quot;     &amp;IF(AND(NOT(ISBLANK([.K17]));NOT(ISBLANK([.L17])));     &quot;,(StatName=&quot;&amp;[.K17]&amp;&quot;, StatImportance=&quot;&amp;[.L17]&amp;&quot;)&quot;      &amp;IF(AND(NOT(ISBLANK([.M17]));NOT(ISBLANK([.N17])));      &quot;,(StatName=&quot;&amp;[.M17]&amp;&quot;, StatImportance=&quot;&amp;[.N17]&amp;&quot;)&quot;       &amp;IF(AND(NOT(ISBLANK([.O17]));NOT(ISBLANK([.P17])));       &quot;,(StatName=&quot;&amp;[.O17]&amp;&quot;, StatImportance=&quot;&amp;[.P17]&amp;&quot;)&quot;        &amp;IF(AND(NOT(ISBLANK([.Q17]));NOT(ISBLANK([.R17])));        &quot;,(StatName=&quot;&amp;[.Q17]&amp;&quot;, StatImportance=&quot;&amp;[.R17]&amp;&quot;)&quot;         &amp;IF(AND(NOT(ISBLANK([.S17]));NOT(ISBLANK([.T17])));         &quot;,(StatName=&quot;&amp;[.S17]&amp;&quot;, StatImportance=&quot;&amp;[.T17]&amp;&quot;)&quot;          &amp;IF(AND(NOT(ISBLANK([.U17]));NOT(ISBLANK([.V17])));          &quot;,(StatName=&quot;&amp;[.U17]&amp;&quot;, StatImportance=&quot;&amp;[.V1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75),(StatName=StoneSkill, StatImportance=50),(StatName=MetalSkill, StatImportance=50),(StatName=MetalSkill, StatImportance=50))">
            <text:p>((StatName=Strength, StatImportance=100),(StatName=Constitution, StatImportance=80),(StatName=Wisdom, StatImportance=75),(StatName=StoneSkill, StatImportance=50),(StatName=MetalSkill, StatImportance=50),(StatName=Metal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Wisdom</text:p>
          </table:table-cell>
          <table:table-cell office:value-type="float" office:value="75">
            <text:p>75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table:number-columns-repeated="8"/>
          <table:table-cell table:number-columns-repeated="1002"/>
        </table:table-row>
        <table:table-row table:style-name="ro3">
          <table:table-cell table:style-name="Default" office:value-type="string">
            <text:p>GoldminePolish</text:p>
          </table:table-cell>
          <table:table-cell table:style-name="ce5" table:formula="of:=&quot;(&quot; &amp;IF(AND(NOT(ISBLANK([.C18]));NOT(ISBLANK([.D18]))); &quot;(StatName=&quot;&amp;[.C18]&amp;&quot;, StatImportance=&quot;&amp;[.D18]&amp;&quot;)&quot;  &amp;IF(AND(NOT(ISBLANK([.E18]));NOT(ISBLANK([.F18])));  &quot;,(StatName=&quot;&amp;[.E18]&amp;&quot;, StatImportance=&quot;&amp;[.F18]&amp;&quot;)&quot;   &amp;IF(AND(NOT(ISBLANK([.G18]));NOT(ISBLANK([.H18])));   &quot;,(StatName=&quot;&amp;[.G18]&amp;&quot;, StatImportance=&quot;&amp;[.H18]&amp;&quot;)&quot;    &amp;IF(AND(NOT(ISBLANK([.I18]));NOT(ISBLANK([.J18])));    &quot;,(StatName=&quot;&amp;[.I18]&amp;&quot;, StatImportance=&quot;&amp;[.J18]&amp;&quot;)&quot;     &amp;IF(AND(NOT(ISBLANK([.K18]));NOT(ISBLANK([.L18])));     &quot;,(StatName=&quot;&amp;[.K18]&amp;&quot;, StatImportance=&quot;&amp;[.L18]&amp;&quot;)&quot;      &amp;IF(AND(NOT(ISBLANK([.M18]));NOT(ISBLANK([.N18])));      &quot;,(StatName=&quot;&amp;[.M18]&amp;&quot;, StatImportance=&quot;&amp;[.N18]&amp;&quot;)&quot;       &amp;IF(AND(NOT(ISBLANK([.O18]));NOT(ISBLANK([.P18])));       &quot;,(StatName=&quot;&amp;[.O18]&amp;&quot;, StatImportance=&quot;&amp;[.P18]&amp;&quot;)&quot;        &amp;IF(AND(NOT(ISBLANK([.Q18]));NOT(ISBLANK([.R18])));        &quot;,(StatName=&quot;&amp;[.Q18]&amp;&quot;, StatImportance=&quot;&amp;[.R18]&amp;&quot;)&quot;         &amp;IF(AND(NOT(ISBLANK([.S18]));NOT(ISBLANK([.T18])));         &quot;,(StatName=&quot;&amp;[.S18]&amp;&quot;, StatImportance=&quot;&amp;[.T18]&amp;&quot;)&quot;          &amp;IF(AND(NOT(ISBLANK([.U18]));NOT(ISBLANK([.V18])));          &quot;,(StatName=&quot;&amp;[.U18]&amp;&quot;, StatImportance=&quot;&amp;[.V1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65">
            <text:p>6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IronmineHarvest</text:p>
          </table:table-cell>
          <table:table-cell table:style-name="ce5" table:formula="of:=&quot;(&quot; &amp;IF(AND(NOT(ISBLANK([.C19]));NOT(ISBLANK([.D19]))); &quot;(StatName=&quot;&amp;[.C19]&amp;&quot;, StatImportance=&quot;&amp;[.D19]&amp;&quot;)&quot;  &amp;IF(AND(NOT(ISBLANK([.E19]));NOT(ISBLANK([.F19])));  &quot;,(StatName=&quot;&amp;[.E19]&amp;&quot;, StatImportance=&quot;&amp;[.F19]&amp;&quot;)&quot;   &amp;IF(AND(NOT(ISBLANK([.G19]));NOT(ISBLANK([.H19])));   &quot;,(StatName=&quot;&amp;[.G19]&amp;&quot;, StatImportance=&quot;&amp;[.H19]&amp;&quot;)&quot;    &amp;IF(AND(NOT(ISBLANK([.I19]));NOT(ISBLANK([.J19])));    &quot;,(StatName=&quot;&amp;[.I19]&amp;&quot;, StatImportance=&quot;&amp;[.J19]&amp;&quot;)&quot;     &amp;IF(AND(NOT(ISBLANK([.K19]));NOT(ISBLANK([.L19])));     &quot;,(StatName=&quot;&amp;[.K19]&amp;&quot;, StatImportance=&quot;&amp;[.L19]&amp;&quot;)&quot;      &amp;IF(AND(NOT(ISBLANK([.M19]));NOT(ISBLANK([.N19])));      &quot;,(StatName=&quot;&amp;[.M19]&amp;&quot;, StatImportance=&quot;&amp;[.N19]&amp;&quot;)&quot;       &amp;IF(AND(NOT(ISBLANK([.O19]));NOT(ISBLANK([.P19])));       &quot;,(StatName=&quot;&amp;[.O19]&amp;&quot;, StatImportance=&quot;&amp;[.P19]&amp;&quot;)&quot;        &amp;IF(AND(NOT(ISBLANK([.Q19]));NOT(ISBLANK([.R19])));        &quot;,(StatName=&quot;&amp;[.Q19]&amp;&quot;, StatImportance=&quot;&amp;[.R19]&amp;&quot;)&quot;         &amp;IF(AND(NOT(ISBLANK([.S19]));NOT(ISBLANK([.T19])));         &quot;,(StatName=&quot;&amp;[.S19]&amp;&quot;, StatImportance=&quot;&amp;[.T19]&amp;&quot;)&quot;          &amp;IF(AND(NOT(ISBLANK([.U19]));NOT(ISBLANK([.V19])));          &quot;,(StatName=&quot;&amp;[.U19]&amp;&quot;, StatImportance=&quot;&amp;[.V1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50),(StatName=StoneSkill, StatImportance=50),(StatName=MetalSkill, StatImportance=50),(StatName=MetalSkill, StatImportance=50))">
            <text:p>((StatName=Strength, StatImportance=100),(StatName=Constitution, StatImportance=80),(StatName=Wisdom, StatImportance=50),(StatName=StoneSkill, StatImportance=50),(StatName=MetalSkill, StatImportance=50),(StatName=Metal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Wisdom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table:number-columns-repeated="8"/>
          <table:table-cell table:number-columns-repeated="1002"/>
        </table:table-row>
        <table:table-row table:style-name="ro3">
          <table:table-cell table:style-name="Default" office:value-type="string">
            <text:p>IronminePolish</text:p>
          </table:table-cell>
          <table:table-cell table:style-name="ce5" table:formula="of:=&quot;(&quot; &amp;IF(AND(NOT(ISBLANK([.C20]));NOT(ISBLANK([.D20]))); &quot;(StatName=&quot;&amp;[.C20]&amp;&quot;, StatImportance=&quot;&amp;[.D20]&amp;&quot;)&quot;  &amp;IF(AND(NOT(ISBLANK([.E20]));NOT(ISBLANK([.F20])));  &quot;,(StatName=&quot;&amp;[.E20]&amp;&quot;, StatImportance=&quot;&amp;[.F20]&amp;&quot;)&quot;   &amp;IF(AND(NOT(ISBLANK([.G20]));NOT(ISBLANK([.H20])));   &quot;,(StatName=&quot;&amp;[.G20]&amp;&quot;, StatImportance=&quot;&amp;[.H20]&amp;&quot;)&quot;    &amp;IF(AND(NOT(ISBLANK([.I20]));NOT(ISBLANK([.J20])));    &quot;,(StatName=&quot;&amp;[.I20]&amp;&quot;, StatImportance=&quot;&amp;[.J20]&amp;&quot;)&quot;     &amp;IF(AND(NOT(ISBLANK([.K20]));NOT(ISBLANK([.L20])));     &quot;,(StatName=&quot;&amp;[.K20]&amp;&quot;, StatImportance=&quot;&amp;[.L20]&amp;&quot;)&quot;      &amp;IF(AND(NOT(ISBLANK([.M20]));NOT(ISBLANK([.N20])));      &quot;,(StatName=&quot;&amp;[.M20]&amp;&quot;, StatImportance=&quot;&amp;[.N20]&amp;&quot;)&quot;       &amp;IF(AND(NOT(ISBLANK([.O20]));NOT(ISBLANK([.P20])));       &quot;,(StatName=&quot;&amp;[.O20]&amp;&quot;, StatImportance=&quot;&amp;[.P20]&amp;&quot;)&quot;        &amp;IF(AND(NOT(ISBLANK([.Q20]));NOT(ISBLANK([.R20])));        &quot;,(StatName=&quot;&amp;[.Q20]&amp;&quot;, StatImportance=&quot;&amp;[.R20]&amp;&quot;)&quot;         &amp;IF(AND(NOT(ISBLANK([.S20]));NOT(ISBLANK([.T20])));         &quot;,(StatName=&quot;&amp;[.S20]&amp;&quot;, StatImportance=&quot;&amp;[.T20]&amp;&quot;)&quot;          &amp;IF(AND(NOT(ISBLANK([.U20]));NOT(ISBLANK([.V20])));          &quot;,(StatName=&quot;&amp;[.U20]&amp;&quot;, StatImportance=&quot;&amp;[.V2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65">
            <text:p>6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CraftHandAxe</text:p>
          </table:table-cell>
          <table:table-cell table:style-name="ce5" table:formula="of:=&quot;(&quot; &amp;IF(AND(NOT(ISBLANK([.C21]));NOT(ISBLANK([.D21]))); &quot;(StatName=&quot;&amp;[.C21]&amp;&quot;, StatImportance=&quot;&amp;[.D21]&amp;&quot;)&quot;  &amp;IF(AND(NOT(ISBLANK([.E21]));NOT(ISBLANK([.F21])));  &quot;,(StatName=&quot;&amp;[.E21]&amp;&quot;, StatImportance=&quot;&amp;[.F21]&amp;&quot;)&quot;   &amp;IF(AND(NOT(ISBLANK([.G21]));NOT(ISBLANK([.H21])));   &quot;,(StatName=&quot;&amp;[.G21]&amp;&quot;, StatImportance=&quot;&amp;[.H21]&amp;&quot;)&quot;    &amp;IF(AND(NOT(ISBLANK([.I21]));NOT(ISBLANK([.J21])));    &quot;,(StatName=&quot;&amp;[.I21]&amp;&quot;, StatImportance=&quot;&amp;[.J21]&amp;&quot;)&quot;     &amp;IF(AND(NOT(ISBLANK([.K21]));NOT(ISBLANK([.L21])));     &quot;,(StatName=&quot;&amp;[.K21]&amp;&quot;, StatImportance=&quot;&amp;[.L21]&amp;&quot;)&quot;      &amp;IF(AND(NOT(ISBLANK([.M21]));NOT(ISBLANK([.N21])));      &quot;,(StatName=&quot;&amp;[.M21]&amp;&quot;, StatImportance=&quot;&amp;[.N21]&amp;&quot;)&quot;       &amp;IF(AND(NOT(ISBLANK([.O21]));NOT(ISBLANK([.P21])));       &quot;,(StatName=&quot;&amp;[.O21]&amp;&quot;, StatImportance=&quot;&amp;[.P21]&amp;&quot;)&quot;        &amp;IF(AND(NOT(ISBLANK([.Q21]));NOT(ISBLANK([.R21])));        &quot;,(StatName=&quot;&amp;[.Q21]&amp;&quot;, StatImportance=&quot;&amp;[.R21]&amp;&quot;)&quot;         &amp;IF(AND(NOT(ISBLANK([.S21]));NOT(ISBLANK([.T21])));         &quot;,(StatName=&quot;&amp;[.S21]&amp;&quot;, StatImportance=&quot;&amp;[.T21]&amp;&quot;)&quot;          &amp;IF(AND(NOT(ISBLANK([.U21]));NOT(ISBLANK([.V21])));          &quot;,(StatName=&quot;&amp;[.U21]&amp;&quot;, StatImportance=&quot;&amp;[.V2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5),(StatName=Intelligence, StatImportance=50))">
            <text:p>((StatName=Dexterity, StatImportance=85),(StatName=Intelligence, StatImportance=50))</text:p>
          </table:table-cell>
          <table:table-cell table:style-name="Default" office:value-type="string">
            <text:p>Dexterity</text:p>
          </table:table-cell>
          <table:table-cell office:value-type="float" office:value="85">
            <text:p>85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number-columns-repeated="16"/>
          <table:table-cell table:number-columns-repeated="1002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21.11.2018</text:date>, <text:time>15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8M35S</meta:editing-duration>
    <meta:editing-cycles>98</meta:editing-cycles>
    <meta:generator>OpenOffice/4.1.3$Win32 OpenOffice.org_project/413m1$Build-9783</meta:generator>
    <dc:date>2018-11-21T15:39:59.65</dc:date>
    <dc:creator>Felix </dc:creator>
    <meta:document-statistic meta:table-count="3" meta:cell-count="846" meta:object-count="0"/>
    <meta:user-defined meta:name="Info 1"/>
    <meta:user-defined meta:name="Info 2"/>
    <meta:user-defined meta:name="Info 3"/>
    <meta:user-defined meta:name="Info 4"/>
  </office:meta>
</office:document-meta>
</file>